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4382in"/>
    </style:style>
    <style:style style:name="co4" style:family="table-column">
      <style:table-column-properties fo:break-before="auto" style:column-width="2.2327in"/>
    </style:style>
    <style:style style:name="co5" style:family="table-column">
      <style:table-column-properties fo:break-before="auto" style:column-width="1.4709in"/>
    </style:style>
    <style:style style:name="co6" style:family="table-column">
      <style:table-column-properties fo:break-before="auto" style:column-width="2.1134in"/>
    </style:style>
    <style:style style:name="co7" style:family="table-column">
      <style:table-column-properties fo:break-before="auto" style:column-width="0.9102in"/>
    </style:style>
    <style:style style:name="co8" style:family="table-column">
      <style:table-column-properties fo:break-before="auto" style:column-width="1.6563in"/>
    </style:style>
    <style:style style:name="co9" style:family="table-column">
      <style:table-column-properties fo:break-before="auto" style:column-width="0.9701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819in" svg:height="7.8646in" svg:x="0.0224in" svg:y="3.1906in">
            <draw:object draw:notify-on-update-of-ranges="Sheet1.A2:Sheet1.A17 Sheet1.B1:Sheet1.B1 Sheet1.B2:Sheet1.B17 Sheet1.C1:Sheet1.C1 Sheet1.C2:Sheet1.C17 Sheet1.D1:Sheet1.D1 Sheet1.D2:Sheet1.D17 Sheet1.E1:Sheet1.E1 Sheet1.E2:Sheet1.E17 Sheet1.F1:Sheet1.F1 Sheet1.F2:Sheet1.F17 Sheet1.G1:Sheet1.G1 Sheet1.G2:Sheet1.G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991060" calcext:value-type="float">
            <text:p>6.99E+006</text:p>
          </table:table-cell>
          <table:table-cell table:style-name="ce1" office:value-type="float" office:value="5306040" calcext:value-type="float">
            <text:p>5.31E+006</text:p>
          </table:table-cell>
          <table:table-cell table:style-name="ce1" office:value-type="float" office:value="17036600" calcext:value-type="float">
            <text:p>1.70E+007</text:p>
          </table:table-cell>
          <table:table-cell table:style-name="ce1" office:value-type="float" office:value="13264800" calcext:value-type="float">
            <text:p>1.33E+007</text:p>
          </table:table-cell>
          <table:table-cell table:style-name="ce1" office:value-type="float" office:value="19157300" calcext:value-type="float">
            <text:p>1.92E+007</text:p>
          </table:table-cell>
          <table:table-cell table:style-name="ce1" office:value-type="float" office:value="14277600" calcext:value-type="float">
            <text:p>1.43E+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153860" calcext:value-type="float">
            <text:p>7.15E+006</text:p>
          </table:table-cell>
          <table:table-cell table:style-name="ce1" office:value-type="float" office:value="16764400" calcext:value-type="float">
            <text:p>1.68E+007</text:p>
          </table:table-cell>
          <table:table-cell table:style-name="ce1" office:value-type="float" office:value="14462000" calcext:value-type="float">
            <text:p>1.45E+007</text:p>
          </table:table-cell>
          <table:table-cell table:style-name="ce1" office:value-type="float" office:value="13063400" calcext:value-type="float">
            <text:p>1.31E+007</text:p>
          </table:table-cell>
          <table:table-cell table:style-name="ce1" office:value-type="float" office:value="28701600" calcext:value-type="float">
            <text:p>2.87E+007</text:p>
          </table:table-cell>
          <table:table-cell table:style-name="ce1" office:value-type="float" office:value="17361400" calcext:value-type="float">
            <text:p>1.74E+0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921520" calcext:value-type="float">
            <text:p>6.92E+006</text:p>
          </table:table-cell>
          <table:table-cell table:style-name="ce1" office:value-type="float" office:value="11043600" calcext:value-type="float">
            <text:p>1.10E+007</text:p>
          </table:table-cell>
          <table:table-cell table:style-name="ce1" office:value-type="float" office:value="14837500" calcext:value-type="float">
            <text:p>1.48E+007</text:p>
          </table:table-cell>
          <table:table-cell table:style-name="ce1" office:value-type="float" office:value="13632500" calcext:value-type="float">
            <text:p>1.36E+007</text:p>
          </table:table-cell>
          <table:table-cell table:style-name="ce1" office:value-type="float" office:value="29499600" calcext:value-type="float">
            <text:p>2.95E+007</text:p>
          </table:table-cell>
          <table:table-cell table:style-name="ce1" office:value-type="float" office:value="18387900" calcext:value-type="float">
            <text:p>1.84E+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907720" calcext:value-type="float">
            <text:p>6.91E+006</text:p>
          </table:table-cell>
          <table:table-cell table:style-name="ce1" office:value-type="float" office:value="10017900" calcext:value-type="float">
            <text:p>1.00E+007</text:p>
          </table:table-cell>
          <table:table-cell table:style-name="ce1" office:value-type="float" office:value="13028900" calcext:value-type="float">
            <text:p>1.30E+007</text:p>
          </table:table-cell>
          <table:table-cell table:style-name="ce1" office:value-type="float" office:value="13346900" calcext:value-type="float">
            <text:p>1.33E+007</text:p>
          </table:table-cell>
          <table:table-cell table:style-name="ce1" office:value-type="float" office:value="25854900" calcext:value-type="float">
            <text:p>2.59E+007</text:p>
          </table:table-cell>
          <table:table-cell table:style-name="ce1" office:value-type="float" office:value="16301100" calcext:value-type="float">
            <text:p>1.63E+00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6914040" calcext:value-type="float">
            <text:p>6.91E+006</text:p>
          </table:table-cell>
          <table:table-cell table:style-name="ce1" office:value-type="float" office:value="8561350" calcext:value-type="float">
            <text:p>8.56E+006</text:p>
          </table:table-cell>
          <table:table-cell table:style-name="ce1" office:value-type="float" office:value="12302900" calcext:value-type="float">
            <text:p>1.23E+007</text:p>
          </table:table-cell>
          <table:table-cell table:style-name="ce1" office:value-type="float" office:value="13153500" calcext:value-type="float">
            <text:p>1.32E+007</text:p>
          </table:table-cell>
          <table:table-cell table:style-name="ce1" office:value-type="float" office:value="27872000" calcext:value-type="float">
            <text:p>2.79E+007</text:p>
          </table:table-cell>
          <table:table-cell table:style-name="ce1" office:value-type="float" office:value="15020800" calcext:value-type="float">
            <text:p>1.50E+00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900180" calcext:value-type="float">
            <text:p>6.90E+006</text:p>
          </table:table-cell>
          <table:table-cell table:style-name="ce1" office:value-type="float" office:value="7786040" calcext:value-type="float">
            <text:p>7.79E+006</text:p>
          </table:table-cell>
          <table:table-cell table:style-name="ce1" office:value-type="float" office:value="13111800" calcext:value-type="float">
            <text:p>1.31E+007</text:p>
          </table:table-cell>
          <table:table-cell table:style-name="ce1" office:value-type="float" office:value="12576900" calcext:value-type="float">
            <text:p>1.26E+007</text:p>
          </table:table-cell>
          <table:table-cell table:style-name="ce1" office:value-type="float" office:value="27193400" calcext:value-type="float">
            <text:p>2.72E+007</text:p>
          </table:table-cell>
          <table:table-cell table:style-name="ce1" office:value-type="float" office:value="15660400" calcext:value-type="float">
            <text:p>1.57E+0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356950" calcext:value-type="float">
            <text:p>7.36E+006</text:p>
          </table:table-cell>
          <table:table-cell table:style-name="ce1" office:value-type="float" office:value="7178680" calcext:value-type="float">
            <text:p>7.18E+006</text:p>
          </table:table-cell>
          <table:table-cell table:style-name="ce1" office:value-type="float" office:value="13193700" calcext:value-type="float">
            <text:p>1.32E+007</text:p>
          </table:table-cell>
          <table:table-cell table:style-name="ce1" office:value-type="float" office:value="13706000" calcext:value-type="float">
            <text:p>1.37E+007</text:p>
          </table:table-cell>
          <table:table-cell table:style-name="ce1" office:value-type="float" office:value="25352000" calcext:value-type="float">
            <text:p>2.54E+007</text:p>
          </table:table-cell>
          <table:table-cell table:style-name="ce1" office:value-type="float" office:value="14908000" calcext:value-type="float">
            <text:p>1.49E+00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139600" calcext:value-type="float">
            <text:p>7.14E+006</text:p>
          </table:table-cell>
          <table:table-cell table:style-name="ce1" office:value-type="float" office:value="6919100" calcext:value-type="float">
            <text:p>6.92E+006</text:p>
          </table:table-cell>
          <table:table-cell table:style-name="ce1" office:value-type="float" office:value="13156800" calcext:value-type="float">
            <text:p>1.32E+007</text:p>
          </table:table-cell>
          <table:table-cell table:style-name="ce1" office:value-type="float" office:value="12895600" calcext:value-type="float">
            <text:p>1.29E+007</text:p>
          </table:table-cell>
          <table:table-cell table:style-name="ce1" office:value-type="float" office:value="23432200" calcext:value-type="float">
            <text:p>2.34E+007</text:p>
          </table:table-cell>
          <table:table-cell table:style-name="ce1" office:value-type="float" office:value="14490400" calcext:value-type="float">
            <text:p>1.45E+0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038340" calcext:value-type="float">
            <text:p>7.04E+006</text:p>
          </table:table-cell>
          <table:table-cell table:style-name="ce1" office:value-type="float" office:value="6908920" calcext:value-type="float">
            <text:p>6.91E+006</text:p>
          </table:table-cell>
          <table:table-cell table:style-name="ce1" office:value-type="float" office:value="10830200" calcext:value-type="float">
            <text:p>1.08E+007</text:p>
          </table:table-cell>
          <table:table-cell table:style-name="ce1" office:value-type="float" office:value="12642500" calcext:value-type="float">
            <text:p>1.26E+007</text:p>
          </table:table-cell>
          <table:table-cell table:style-name="ce1" office:value-type="float" office:value="17363400" calcext:value-type="float">
            <text:p>1.74E+007</text:p>
          </table:table-cell>
          <table:table-cell table:style-name="ce1" office:value-type="float" office:value="14402300" calcext:value-type="float">
            <text:p>1.44E+00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7321270" calcext:value-type="float">
            <text:p>7.32E+006</text:p>
          </table:table-cell>
          <table:table-cell table:style-name="ce1" office:value-type="float" office:value="6153660" calcext:value-type="float">
            <text:p>6.15E+006</text:p>
          </table:table-cell>
          <table:table-cell table:style-name="ce1" office:value-type="float" office:value="10952500" calcext:value-type="float">
            <text:p>1.10E+007</text:p>
          </table:table-cell>
          <table:table-cell table:style-name="ce1" office:value-type="float" office:value="9146930" calcext:value-type="float">
            <text:p>9.15E+006</text:p>
          </table:table-cell>
          <table:table-cell table:style-name="ce1" office:value-type="float" office:value="17620500" calcext:value-type="float">
            <text:p>1.76E+007</text:p>
          </table:table-cell>
          <table:table-cell table:style-name="ce1" office:value-type="float" office:value="12158300" calcext:value-type="float">
            <text:p>1.22E+00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7396970" calcext:value-type="float">
            <text:p>7.40E+006</text:p>
          </table:table-cell>
          <table:table-cell table:style-name="ce1" office:value-type="float" office:value="5756020" calcext:value-type="float">
            <text:p>5.76E+006</text:p>
          </table:table-cell>
          <table:table-cell table:style-name="ce1" office:value-type="float" office:value="9279890" calcext:value-type="float">
            <text:p>9.28E+006</text:p>
          </table:table-cell>
          <table:table-cell table:style-name="ce1" office:value-type="float" office:value="9167920" calcext:value-type="float">
            <text:p>9.17E+006</text:p>
          </table:table-cell>
          <table:table-cell table:style-name="ce1" office:value-type="float" office:value="15564400" calcext:value-type="float">
            <text:p>1.56E+007</text:p>
          </table:table-cell>
          <table:table-cell table:style-name="ce1" office:value-type="float" office:value="11861700" calcext:value-type="float">
            <text:p>1.19E+00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056820" calcext:value-type="float">
            <text:p>7.06E+006</text:p>
          </table:table-cell>
          <table:table-cell table:style-name="ce1" office:value-type="float" office:value="5711420" calcext:value-type="float">
            <text:p>5.71E+006</text:p>
          </table:table-cell>
          <table:table-cell table:style-name="ce1" office:value-type="float" office:value="9534610" calcext:value-type="float">
            <text:p>9.53E+006</text:p>
          </table:table-cell>
          <table:table-cell table:style-name="ce1" office:value-type="float" office:value="8793040" calcext:value-type="float">
            <text:p>8.79E+006</text:p>
          </table:table-cell>
          <table:table-cell table:style-name="ce1" office:value-type="float" office:value="15190600" calcext:value-type="float">
            <text:p>1.52E+007</text:p>
          </table:table-cell>
          <table:table-cell table:style-name="ce1" office:value-type="float" office:value="9858190" calcext:value-type="float">
            <text:p>9.86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6603020" calcext:value-type="float">
            <text:p>6.60E+006</text:p>
          </table:table-cell>
          <table:table-cell table:style-name="ce1" office:value-type="float" office:value="5078100" calcext:value-type="float">
            <text:p>5.08E+006</text:p>
          </table:table-cell>
          <table:table-cell table:style-name="ce1" office:value-type="float" office:value="8648190" calcext:value-type="float">
            <text:p>8.65E+006</text:p>
          </table:table-cell>
          <table:table-cell table:style-name="ce1" office:value-type="float" office:value="7466340" calcext:value-type="float">
            <text:p>7.47E+006</text:p>
          </table:table-cell>
          <table:table-cell table:style-name="ce1" office:value-type="float" office:value="16318500" calcext:value-type="float">
            <text:p>1.63E+007</text:p>
          </table:table-cell>
          <table:table-cell table:style-name="ce1" office:value-type="float" office:value="9470480" calcext:value-type="float">
            <text:p>9.47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7346290" calcext:value-type="float">
            <text:p>7.35E+006</text:p>
          </table:table-cell>
          <table:table-cell table:style-name="ce1" office:value-type="float" office:value="4606230" calcext:value-type="float">
            <text:p>4.61E+006</text:p>
          </table:table-cell>
          <table:table-cell table:style-name="ce1" office:value-type="float" office:value="7456810" calcext:value-type="float">
            <text:p>7.46E+006</text:p>
          </table:table-cell>
          <table:table-cell table:style-name="ce1" office:value-type="float" office:value="6785250" calcext:value-type="float">
            <text:p>6.79E+006</text:p>
          </table:table-cell>
          <table:table-cell table:style-name="ce1" office:value-type="float" office:value="14199900" calcext:value-type="float">
            <text:p>1.42E+007</text:p>
          </table:table-cell>
          <table:table-cell table:style-name="ce1" office:value-type="float" office:value="10690800" calcext:value-type="float">
            <text:p>1.07E+00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6988350" calcext:value-type="float">
            <text:p>6.99E+006</text:p>
          </table:table-cell>
          <table:table-cell table:style-name="ce1" office:value-type="float" office:value="4517760" calcext:value-type="float">
            <text:p>4.52E+006</text:p>
          </table:table-cell>
          <table:table-cell table:style-name="ce1" office:value-type="float" office:value="7746190" calcext:value-type="float">
            <text:p>7.75E+006</text:p>
          </table:table-cell>
          <table:table-cell table:style-name="ce1" office:value-type="float" office:value="7052360" calcext:value-type="float">
            <text:p>7.05E+006</text:p>
          </table:table-cell>
          <table:table-cell table:style-name="ce1" office:value-type="float" office:value="16419400" calcext:value-type="float">
            <text:p>1.64E+007</text:p>
          </table:table-cell>
          <table:table-cell table:style-name="ce1" office:value-type="float" office:value="8792690" calcext:value-type="float">
            <text:p>8.79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7378850" calcext:value-type="float">
            <text:p>7.38E+006</text:p>
          </table:table-cell>
          <table:table-cell table:style-name="ce1" office:value-type="float" office:value="4722810" calcext:value-type="float">
            <text:p>4.72E+006</text:p>
          </table:table-cell>
          <table:table-cell table:style-name="ce1" office:value-type="float" office:value="6609830" calcext:value-type="float">
            <text:p>6.61E+006</text:p>
          </table:table-cell>
          <table:table-cell table:style-name="ce1" office:value-type="float" office:value="6489910" calcext:value-type="float">
            <text:p>6.49E+006</text:p>
          </table:table-cell>
          <table:table-cell table:style-name="ce1" office:value-type="float" office:value="13843800" calcext:value-type="float">
            <text:p>1.38E+007</text:p>
          </table:table-cell>
          <table:table-cell table:style-name="ce1" office:value-type="float" office:value="9655560" calcext:value-type="float">
            <text:p>9.66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3.9819in" svg:height="7.8646in" svg:x="0.0224in" svg:y="3.1906in">
            <draw:object draw:notify-on-update-of-ranges="Sheet2.A2:Sheet2.A17 Sheet2.B1:Sheet2.B1 Sheet2.B2:Sheet2.B17 Sheet2.C1:Sheet2.C1 Sheet2.C2:Sheet2.C17 Sheet2.D1:Sheet2.D1 Sheet2.D2:Sheet2.D17 Sheet2.E1:Sheet2.E1 Sheet2.E2:Sheet2.E17 Sheet2.F1:Sheet2.F1 Sheet2.F2:Sheet2.F17 Sheet2.G1:Sheet2.G1 Sheet2.G2:Sheet2.G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2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473480" calcext:value-type="float">
            <text:p>3.47E+006</text:p>
          </table:table-cell>
          <table:table-cell table:style-name="ce1" office:value-type="float" office:value="2733910" calcext:value-type="float">
            <text:p>2.73E+006</text:p>
          </table:table-cell>
          <table:table-cell table:style-name="ce1" office:value-type="float" office:value="8829180" calcext:value-type="float">
            <text:p>8.83E+006</text:p>
          </table:table-cell>
          <table:table-cell table:style-name="ce1" office:value-type="float" office:value="5704440" calcext:value-type="float">
            <text:p>5.70E+006</text:p>
          </table:table-cell>
          <table:table-cell table:style-name="ce1" office:value-type="float" office:value="11201900" calcext:value-type="float">
            <text:p>1.12E+007</text:p>
          </table:table-cell>
          <table:table-cell table:style-name="ce1" office:value-type="float" office:value="9101220" calcext:value-type="float">
            <text:p>9.10E+0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364200" calcext:value-type="float">
            <text:p>2.36E+006</text:p>
          </table:table-cell>
          <table:table-cell table:style-name="ce1" office:value-type="float" office:value="2463470" calcext:value-type="float">
            <text:p>2.46E+006</text:p>
          </table:table-cell>
          <table:table-cell table:style-name="ce1" office:value-type="float" office:value="6047660" calcext:value-type="float">
            <text:p>6.05E+006</text:p>
          </table:table-cell>
          <table:table-cell table:style-name="ce1" office:value-type="float" office:value="6560310" calcext:value-type="float">
            <text:p>6.56E+006</text:p>
          </table:table-cell>
          <table:table-cell table:style-name="ce1" office:value-type="float" office:value="7550130" calcext:value-type="float">
            <text:p>7.55E+006</text:p>
          </table:table-cell>
          <table:table-cell table:style-name="ce1" office:value-type="float" office:value="5540690" calcext:value-type="float">
            <text:p>5.54E+0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103560" calcext:value-type="float">
            <text:p>1.10E+006</text:p>
          </table:table-cell>
          <table:table-cell table:style-name="ce1" office:value-type="float" office:value="2173360" calcext:value-type="float">
            <text:p>2.17E+006</text:p>
          </table:table-cell>
          <table:table-cell table:style-name="ce1" office:value-type="float" office:value="3718750" calcext:value-type="float">
            <text:p>3.72E+006</text:p>
          </table:table-cell>
          <table:table-cell table:style-name="ce1" office:value-type="float" office:value="2681860" calcext:value-type="float">
            <text:p>2.68E+006</text:p>
          </table:table-cell>
          <table:table-cell table:style-name="ce1" office:value-type="float" office:value="12185400" calcext:value-type="float">
            <text:p>1.22E+007</text:p>
          </table:table-cell>
          <table:table-cell table:style-name="ce1" office:value-type="float" office:value="6222280" calcext:value-type="float">
            <text:p>6.22E+0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385820" calcext:value-type="float">
            <text:p>1.39E+006</text:p>
          </table:table-cell>
          <table:table-cell table:style-name="ce1" office:value-type="float" office:value="1420530" calcext:value-type="float">
            <text:p>1.42E+006</text:p>
          </table:table-cell>
          <table:table-cell table:style-name="ce1" office:value-type="float" office:value="3722100" calcext:value-type="float">
            <text:p>3.72E+006</text:p>
          </table:table-cell>
          <table:table-cell table:style-name="ce1" office:value-type="float" office:value="2925910" calcext:value-type="float">
            <text:p>2.93E+006</text:p>
          </table:table-cell>
          <table:table-cell table:style-name="ce1" office:value-type="float" office:value="10031600" calcext:value-type="float">
            <text:p>1.00E+007</text:p>
          </table:table-cell>
          <table:table-cell table:style-name="ce1" office:value-type="float" office:value="5845920" calcext:value-type="float">
            <text:p>5.85E+00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310870" calcext:value-type="float">
            <text:p>1.31E+006</text:p>
          </table:table-cell>
          <table:table-cell table:style-name="ce1" office:value-type="float" office:value="1148620" calcext:value-type="float">
            <text:p>1.15E+006</text:p>
          </table:table-cell>
          <table:table-cell table:style-name="ce1" office:value-type="float" office:value="2706870" calcext:value-type="float">
            <text:p>2.71E+006</text:p>
          </table:table-cell>
          <table:table-cell table:style-name="ce1" office:value-type="float" office:value="1552510" calcext:value-type="float">
            <text:p>1.55E+006</text:p>
          </table:table-cell>
          <table:table-cell table:style-name="ce1" office:value-type="float" office:value="9130070" calcext:value-type="float">
            <text:p>9.13E+006</text:p>
          </table:table-cell>
          <table:table-cell table:style-name="ce1" office:value-type="float" office:value="4467630" calcext:value-type="float">
            <text:p>4.47E+00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185620" calcext:value-type="float">
            <text:p>1.19E+006</text:p>
          </table:table-cell>
          <table:table-cell table:style-name="ce1" office:value-type="float" office:value="965964" calcext:value-type="float">
            <text:p>9.66E+005</text:p>
          </table:table-cell>
          <table:table-cell table:style-name="ce1" office:value-type="float" office:value="2860610" calcext:value-type="float">
            <text:p>2.86E+006</text:p>
          </table:table-cell>
          <table:table-cell table:style-name="ce1" office:value-type="float" office:value="935864" calcext:value-type="float">
            <text:p>9.36E+005</text:p>
          </table:table-cell>
          <table:table-cell table:style-name="ce1" office:value-type="float" office:value="7505660" calcext:value-type="float">
            <text:p>7.51E+006</text:p>
          </table:table-cell>
          <table:table-cell table:style-name="ce1" office:value-type="float" office:value="6819980" calcext:value-type="float">
            <text:p>6.82E+00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278950" calcext:value-type="float">
            <text:p>1.28E+006</text:p>
          </table:table-cell>
          <table:table-cell table:style-name="ce1" office:value-type="float" office:value="667929" calcext:value-type="float">
            <text:p>6.68E+005</text:p>
          </table:table-cell>
          <table:table-cell table:style-name="ce1" office:value-type="float" office:value="2799000" calcext:value-type="float">
            <text:p>2.80E+006</text:p>
          </table:table-cell>
          <table:table-cell table:style-name="ce1" office:value-type="float" office:value="1869850" calcext:value-type="float">
            <text:p>1.87E+006</text:p>
          </table:table-cell>
          <table:table-cell table:style-name="ce1" office:value-type="float" office:value="3108310" calcext:value-type="float">
            <text:p>3.11E+006</text:p>
          </table:table-cell>
          <table:table-cell table:style-name="ce1" office:value-type="float" office:value="3860560" calcext:value-type="float">
            <text:p>3.86E+0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13290" calcext:value-type="float">
            <text:p>1.21E+006</text:p>
          </table:table-cell>
          <table:table-cell table:style-name="ce1" office:value-type="float" office:value="672941" calcext:value-type="float">
            <text:p>6.73E+005</text:p>
          </table:table-cell>
          <table:table-cell table:style-name="ce1" office:value-type="float" office:value="1853400" calcext:value-type="float">
            <text:p>1.85E+006</text:p>
          </table:table-cell>
          <table:table-cell table:style-name="ce1" office:value-type="float" office:value="788571" calcext:value-type="float">
            <text:p>7.89E+005</text:p>
          </table:table-cell>
          <table:table-cell table:style-name="ce1" office:value-type="float" office:value="4786050" calcext:value-type="float">
            <text:p>4.79E+006</text:p>
          </table:table-cell>
          <table:table-cell table:style-name="ce1" office:value-type="float" office:value="3518310" calcext:value-type="float">
            <text:p>3.52E+00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325600" calcext:value-type="float">
            <text:p>1.33E+006</text:p>
          </table:table-cell>
          <table:table-cell table:style-name="ce1" office:value-type="float" office:value="464745" calcext:value-type="float">
            <text:p>4.65E+005</text:p>
          </table:table-cell>
          <table:table-cell table:style-name="ce1" office:value-type="float" office:value="1773780" calcext:value-type="float">
            <text:p>1.77E+006</text:p>
          </table:table-cell>
          <table:table-cell table:style-name="ce1" office:value-type="float" office:value="1312410" calcext:value-type="float">
            <text:p>1.31E+006</text:p>
          </table:table-cell>
          <table:table-cell table:style-name="ce1" office:value-type="float" office:value="6627490" calcext:value-type="float">
            <text:p>6.63E+006</text:p>
          </table:table-cell>
          <table:table-cell table:style-name="ce1" office:value-type="float" office:value="3181410" calcext:value-type="float">
            <text:p>3.18E+00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332660" calcext:value-type="float">
            <text:p>1.33E+006</text:p>
          </table:table-cell>
          <table:table-cell table:style-name="ce1" office:value-type="float" office:value="419756" calcext:value-type="float">
            <text:p>4.20E+005</text:p>
          </table:table-cell>
          <table:table-cell table:style-name="ce1" office:value-type="float" office:value="1913900" calcext:value-type="float">
            <text:p>1.91E+006</text:p>
          </table:table-cell>
          <table:table-cell table:style-name="ce1" office:value-type="float" office:value="954688" calcext:value-type="float">
            <text:p>9.55E+005</text:p>
          </table:table-cell>
          <table:table-cell table:style-name="ce1" office:value-type="float" office:value="7185160" calcext:value-type="float">
            <text:p>7.19E+006</text:p>
          </table:table-cell>
          <table:table-cell table:style-name="ce1" office:value-type="float" office:value="6746480" calcext:value-type="float">
            <text:p>6.75E+00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83970" calcext:value-type="float">
            <text:p>1.28E+006</text:p>
          </table:table-cell>
          <table:table-cell table:style-name="ce1" office:value-type="float" office:value="305301" calcext:value-type="float">
            <text:p>3.05E+005</text:p>
          </table:table-cell>
          <table:table-cell table:style-name="ce1" office:value-type="float" office:value="1852320" calcext:value-type="float">
            <text:p>1.85E+006</text:p>
          </table:table-cell>
          <table:table-cell table:style-name="ce1" office:value-type="float" office:value="844087" calcext:value-type="float">
            <text:p>8.44E+005</text:p>
          </table:table-cell>
          <table:table-cell table:style-name="ce1" office:value-type="float" office:value="2131270" calcext:value-type="float">
            <text:p>2.13E+006</text:p>
          </table:table-cell>
          <table:table-cell table:style-name="ce1" office:value-type="float" office:value="3695370" calcext:value-type="float">
            <text:p>3.70E+00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254040" calcext:value-type="float">
            <text:p>1.25E+006</text:p>
          </table:table-cell>
          <table:table-cell table:style-name="ce1" office:value-type="float" office:value="330663" calcext:value-type="float">
            <text:p>3.31E+005</text:p>
          </table:table-cell>
          <table:table-cell table:style-name="ce1" office:value-type="float" office:value="1683770" calcext:value-type="float">
            <text:p>1.68E+006</text:p>
          </table:table-cell>
          <table:table-cell table:style-name="ce1" office:value-type="float" office:value="932552" calcext:value-type="float">
            <text:p>9.33E+005</text:p>
          </table:table-cell>
          <table:table-cell table:style-name="ce1" office:value-type="float" office:value="4041340" calcext:value-type="float">
            <text:p>4.04E+006</text:p>
          </table:table-cell>
          <table:table-cell table:style-name="ce1" office:value-type="float" office:value="5467240" calcext:value-type="float">
            <text:p>5.47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240750" calcext:value-type="float">
            <text:p>1.24E+006</text:p>
          </table:table-cell>
          <table:table-cell table:style-name="ce1" office:value-type="float" office:value="318582" calcext:value-type="float">
            <text:p>3.19E+005</text:p>
          </table:table-cell>
          <table:table-cell table:style-name="ce1" office:value-type="float" office:value="1675850" calcext:value-type="float">
            <text:p>1.68E+006</text:p>
          </table:table-cell>
          <table:table-cell table:style-name="ce1" office:value-type="float" office:value="999302" calcext:value-type="float">
            <text:p>9.99E+005</text:p>
          </table:table-cell>
          <table:table-cell table:style-name="ce1" office:value-type="float" office:value="6947900" calcext:value-type="float">
            <text:p>6.95E+006</text:p>
          </table:table-cell>
          <table:table-cell table:style-name="ce1" office:value-type="float" office:value="3535560" calcext:value-type="float">
            <text:p>3.54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214180" calcext:value-type="float">
            <text:p>1.21E+006</text:p>
          </table:table-cell>
          <table:table-cell table:style-name="ce1" office:value-type="float" office:value="264234" calcext:value-type="float">
            <text:p>2.64E+005</text:p>
          </table:table-cell>
          <table:table-cell table:style-name="ce1" office:value-type="float" office:value="1434660" calcext:value-type="float">
            <text:p>1.43E+006</text:p>
          </table:table-cell>
          <table:table-cell table:style-name="ce1" office:value-type="float" office:value="1023100" calcext:value-type="float">
            <text:p>1.02E+006</text:p>
          </table:table-cell>
          <table:table-cell table:style-name="ce1" office:value-type="float" office:value="3066940" calcext:value-type="float">
            <text:p>3.07E+006</text:p>
          </table:table-cell>
          <table:table-cell table:style-name="ce1" office:value-type="float" office:value="4218520" calcext:value-type="float">
            <text:p>4.22E+00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313750" calcext:value-type="float">
            <text:p>1.31E+006</text:p>
          </table:table-cell>
          <table:table-cell table:style-name="ce1" office:value-type="float" office:value="275760" calcext:value-type="float">
            <text:p>2.76E+005</text:p>
          </table:table-cell>
          <table:table-cell table:style-name="ce1" office:value-type="float" office:value="1649970" calcext:value-type="float">
            <text:p>1.65E+006</text:p>
          </table:table-cell>
          <table:table-cell table:style-name="ce1" office:value-type="float" office:value="912436" calcext:value-type="float">
            <text:p>9.12E+005</text:p>
          </table:table-cell>
          <table:table-cell table:style-name="ce1" office:value-type="float" office:value="1628340" calcext:value-type="float">
            <text:p>1.63E+006</text:p>
          </table:table-cell>
          <table:table-cell table:style-name="ce1" office:value-type="float" office:value="3238330" calcext:value-type="float">
            <text:p>3.24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258380" calcext:value-type="float">
            <text:p>1.26E+006</text:p>
          </table:table-cell>
          <table:table-cell table:style-name="ce1" office:value-type="float" office:value="265203" calcext:value-type="float">
            <text:p>2.65E+005</text:p>
          </table:table-cell>
          <table:table-cell table:style-name="ce1" office:value-type="float" office:value="1382370" calcext:value-type="float">
            <text:p>1.38E+006</text:p>
          </table:table-cell>
          <table:table-cell table:style-name="ce1" office:value-type="float" office:value="869294" calcext:value-type="float">
            <text:p>8.69E+005</text:p>
          </table:table-cell>
          <table:table-cell table:style-name="ce1" office:value-type="float" office:value="1790170" calcext:value-type="float">
            <text:p>1.79E+006</text:p>
          </table:table-cell>
          <table:table-cell table:style-name="ce1" office:value-type="float" office:value="3449970" calcext:value-type="float">
            <text:p>3.45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3.9819in" svg:height="7.8646in" svg:x="0.0224in" svg:y="3.1906in">
            <draw:object draw:notify-on-update-of-ranges="Sheet3.A2:Sheet3.A17 Sheet3.B1:Sheet3.B1 Sheet3.B2:Sheet3.B17 Sheet3.C1:Sheet3.C1 Sheet3.C2:Sheet3.C17 Sheet3.D1:Sheet3.D1 Sheet3.D2:Sheet3.D17 Sheet3.E1:Sheet3.E1 Sheet3.E2:Sheet3.E17 Sheet3.F1:Sheet3.F1 Sheet3.F2:Sheet3.F17 Sheet3.G1:Sheet3.G1 Sheet3.G2:Sheet3.G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# of producers</text:p>
          </table:table-cell>
          <table:table-cell office:value-type="string" calcext:value-type="string">
            <text:p>LinkedBlockingQueue</text:p>
          </table:table-cell>
          <table:table-cell table:style-name="ce1" office:value-type="string" calcext:value-type="string">
            <text:p>ArrayBlockingQueue</text:p>
          </table:table-cell>
          <table:table-cell office:value-type="string" calcext:value-type="string">
            <text:p>ConcurrentLinkedQueue_Yielding</text:p>
          </table:table-cell>
          <table:table-cell office:value-type="string" calcext:value-type="string">
            <text:p>LinkedTransferQueue</text:p>
          </table:table-cell>
          <table:table-cell office:value-type="string" calcext:value-type="string">
            <text:p>MPSCQueue.Yielding</text:p>
          </table:table-cell>
          <table:table-cell office:value-type="string" calcext:value-type="string">
            <text:p>MPSCQueue.Bounded.Yield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991060" calcext:value-type="float">
            <text:p>6.99E+006</text:p>
          </table:table-cell>
          <table:table-cell table:style-name="ce1" office:value-type="float" office:value="5306040" calcext:value-type="float">
            <text:p>5.31E+006</text:p>
          </table:table-cell>
          <table:table-cell table:style-name="ce1" office:value-type="float" office:value="17036600" calcext:value-type="float">
            <text:p>1.70E+007</text:p>
          </table:table-cell>
          <table:table-cell table:style-name="ce1" office:value-type="float" office:value="13264800" calcext:value-type="float">
            <text:p>1.33E+007</text:p>
          </table:table-cell>
          <table:table-cell table:style-name="ce1" office:value-type="float" office:value="19157300" calcext:value-type="float">
            <text:p>1.92E+007</text:p>
          </table:table-cell>
          <table:table-cell table:style-name="ce1" office:value-type="float" office:value="14277600" calcext:value-type="float">
            <text:p>1.43E+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153860" calcext:value-type="float">
            <text:p>7.15E+006</text:p>
          </table:table-cell>
          <table:table-cell table:style-name="ce1" office:value-type="float" office:value="16764400" calcext:value-type="float">
            <text:p>1.68E+007</text:p>
          </table:table-cell>
          <table:table-cell table:style-name="ce1" office:value-type="float" office:value="14462000" calcext:value-type="float">
            <text:p>1.45E+007</text:p>
          </table:table-cell>
          <table:table-cell table:style-name="ce1" office:value-type="float" office:value="13063400" calcext:value-type="float">
            <text:p>1.31E+007</text:p>
          </table:table-cell>
          <table:table-cell table:style-name="ce1" office:value-type="float" office:value="28701600" calcext:value-type="float">
            <text:p>2.87E+007</text:p>
          </table:table-cell>
          <table:table-cell table:style-name="ce1" office:value-type="float" office:value="17361400" calcext:value-type="float">
            <text:p>1.74E+0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6921520" calcext:value-type="float">
            <text:p>6.92E+006</text:p>
          </table:table-cell>
          <table:table-cell table:style-name="ce1" office:value-type="float" office:value="11043600" calcext:value-type="float">
            <text:p>1.10E+007</text:p>
          </table:table-cell>
          <table:table-cell table:style-name="ce1" office:value-type="float" office:value="14837500" calcext:value-type="float">
            <text:p>1.48E+007</text:p>
          </table:table-cell>
          <table:table-cell table:style-name="ce1" office:value-type="float" office:value="13632500" calcext:value-type="float">
            <text:p>1.36E+007</text:p>
          </table:table-cell>
          <table:table-cell table:style-name="ce1" office:value-type="float" office:value="29499600" calcext:value-type="float">
            <text:p>2.95E+007</text:p>
          </table:table-cell>
          <table:table-cell table:style-name="ce1" office:value-type="float" office:value="18387900" calcext:value-type="float">
            <text:p>1.84E+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6907720" calcext:value-type="float">
            <text:p>6.91E+006</text:p>
          </table:table-cell>
          <table:table-cell table:style-name="ce1" office:value-type="float" office:value="10017900" calcext:value-type="float">
            <text:p>1.00E+007</text:p>
          </table:table-cell>
          <table:table-cell table:style-name="ce1" office:value-type="float" office:value="13028900" calcext:value-type="float">
            <text:p>1.30E+007</text:p>
          </table:table-cell>
          <table:table-cell table:style-name="ce1" office:value-type="float" office:value="13346900" calcext:value-type="float">
            <text:p>1.33E+007</text:p>
          </table:table-cell>
          <table:table-cell table:style-name="ce1" office:value-type="float" office:value="25854900" calcext:value-type="float">
            <text:p>2.59E+007</text:p>
          </table:table-cell>
          <table:table-cell table:style-name="ce1" office:value-type="float" office:value="16301100" calcext:value-type="float">
            <text:p>1.63E+00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6914040" calcext:value-type="float">
            <text:p>6.91E+006</text:p>
          </table:table-cell>
          <table:table-cell table:style-name="ce1" office:value-type="float" office:value="8561350" calcext:value-type="float">
            <text:p>8.56E+006</text:p>
          </table:table-cell>
          <table:table-cell table:style-name="ce1" office:value-type="float" office:value="12302900" calcext:value-type="float">
            <text:p>1.23E+007</text:p>
          </table:table-cell>
          <table:table-cell table:style-name="ce1" office:value-type="float" office:value="13153500" calcext:value-type="float">
            <text:p>1.32E+007</text:p>
          </table:table-cell>
          <table:table-cell table:style-name="ce1" office:value-type="float" office:value="27872000" calcext:value-type="float">
            <text:p>2.79E+007</text:p>
          </table:table-cell>
          <table:table-cell table:style-name="ce1" office:value-type="float" office:value="15020800" calcext:value-type="float">
            <text:p>1.50E+00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6900180" calcext:value-type="float">
            <text:p>6.90E+006</text:p>
          </table:table-cell>
          <table:table-cell table:style-name="ce1" office:value-type="float" office:value="7786040" calcext:value-type="float">
            <text:p>7.79E+006</text:p>
          </table:table-cell>
          <table:table-cell table:style-name="ce1" office:value-type="float" office:value="13111800" calcext:value-type="float">
            <text:p>1.31E+007</text:p>
          </table:table-cell>
          <table:table-cell table:style-name="ce1" office:value-type="float" office:value="12576900" calcext:value-type="float">
            <text:p>1.26E+007</text:p>
          </table:table-cell>
          <table:table-cell table:style-name="ce1" office:value-type="float" office:value="27193400" calcext:value-type="float">
            <text:p>2.72E+007</text:p>
          </table:table-cell>
          <table:table-cell table:style-name="ce1" office:value-type="float" office:value="15660400" calcext:value-type="float">
            <text:p>1.57E+0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7356950" calcext:value-type="float">
            <text:p>7.36E+006</text:p>
          </table:table-cell>
          <table:table-cell table:style-name="ce1" office:value-type="float" office:value="7178680" calcext:value-type="float">
            <text:p>7.18E+006</text:p>
          </table:table-cell>
          <table:table-cell table:style-name="ce1" office:value-type="float" office:value="13193700" calcext:value-type="float">
            <text:p>1.32E+007</text:p>
          </table:table-cell>
          <table:table-cell table:style-name="ce1" office:value-type="float" office:value="13706000" calcext:value-type="float">
            <text:p>1.37E+007</text:p>
          </table:table-cell>
          <table:table-cell table:style-name="ce1" office:value-type="float" office:value="25352000" calcext:value-type="float">
            <text:p>2.54E+007</text:p>
          </table:table-cell>
          <table:table-cell table:style-name="ce1" office:value-type="float" office:value="14908000" calcext:value-type="float">
            <text:p>1.49E+00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139600" calcext:value-type="float">
            <text:p>7.14E+006</text:p>
          </table:table-cell>
          <table:table-cell table:style-name="ce1" office:value-type="float" office:value="6919100" calcext:value-type="float">
            <text:p>6.92E+006</text:p>
          </table:table-cell>
          <table:table-cell table:style-name="ce1" office:value-type="float" office:value="13156800" calcext:value-type="float">
            <text:p>1.32E+007</text:p>
          </table:table-cell>
          <table:table-cell table:style-name="ce1" office:value-type="float" office:value="12895600" calcext:value-type="float">
            <text:p>1.29E+007</text:p>
          </table:table-cell>
          <table:table-cell table:style-name="ce1" office:value-type="float" office:value="23432200" calcext:value-type="float">
            <text:p>2.34E+007</text:p>
          </table:table-cell>
          <table:table-cell table:style-name="ce1" office:value-type="float" office:value="14490400" calcext:value-type="float">
            <text:p>1.45E+0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7038340" calcext:value-type="float">
            <text:p>7.04E+006</text:p>
          </table:table-cell>
          <table:table-cell table:style-name="ce1" office:value-type="float" office:value="6908920" calcext:value-type="float">
            <text:p>6.91E+006</text:p>
          </table:table-cell>
          <table:table-cell table:style-name="ce1" office:value-type="float" office:value="10830200" calcext:value-type="float">
            <text:p>1.08E+007</text:p>
          </table:table-cell>
          <table:table-cell table:style-name="ce1" office:value-type="float" office:value="12642500" calcext:value-type="float">
            <text:p>1.26E+007</text:p>
          </table:table-cell>
          <table:table-cell table:style-name="ce1" office:value-type="float" office:value="17363400" calcext:value-type="float">
            <text:p>1.74E+007</text:p>
          </table:table-cell>
          <table:table-cell table:style-name="ce1" office:value-type="float" office:value="14402300" calcext:value-type="float">
            <text:p>1.44E+00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7321270" calcext:value-type="float">
            <text:p>7.32E+006</text:p>
          </table:table-cell>
          <table:table-cell table:style-name="ce1" office:value-type="float" office:value="6153660" calcext:value-type="float">
            <text:p>6.15E+006</text:p>
          </table:table-cell>
          <table:table-cell table:style-name="ce1" office:value-type="float" office:value="10952500" calcext:value-type="float">
            <text:p>1.10E+007</text:p>
          </table:table-cell>
          <table:table-cell table:style-name="ce1" office:value-type="float" office:value="9146930" calcext:value-type="float">
            <text:p>9.15E+006</text:p>
          </table:table-cell>
          <table:table-cell table:style-name="ce1" office:value-type="float" office:value="17620500" calcext:value-type="float">
            <text:p>1.76E+007</text:p>
          </table:table-cell>
          <table:table-cell table:style-name="ce1" office:value-type="float" office:value="12158300" calcext:value-type="float">
            <text:p>1.22E+00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7396970" calcext:value-type="float">
            <text:p>7.40E+006</text:p>
          </table:table-cell>
          <table:table-cell table:style-name="ce1" office:value-type="float" office:value="5756020" calcext:value-type="float">
            <text:p>5.76E+006</text:p>
          </table:table-cell>
          <table:table-cell table:style-name="ce1" office:value-type="float" office:value="9279890" calcext:value-type="float">
            <text:p>9.28E+006</text:p>
          </table:table-cell>
          <table:table-cell table:style-name="ce1" office:value-type="float" office:value="9167920" calcext:value-type="float">
            <text:p>9.17E+006</text:p>
          </table:table-cell>
          <table:table-cell table:style-name="ce1" office:value-type="float" office:value="15564400" calcext:value-type="float">
            <text:p>1.56E+007</text:p>
          </table:table-cell>
          <table:table-cell table:style-name="ce1" office:value-type="float" office:value="11861700" calcext:value-type="float">
            <text:p>1.19E+00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056820" calcext:value-type="float">
            <text:p>7.06E+006</text:p>
          </table:table-cell>
          <table:table-cell table:style-name="ce1" office:value-type="float" office:value="5711420" calcext:value-type="float">
            <text:p>5.71E+006</text:p>
          </table:table-cell>
          <table:table-cell table:style-name="ce1" office:value-type="float" office:value="9534610" calcext:value-type="float">
            <text:p>9.53E+006</text:p>
          </table:table-cell>
          <table:table-cell table:style-name="ce1" office:value-type="float" office:value="8793040" calcext:value-type="float">
            <text:p>8.79E+006</text:p>
          </table:table-cell>
          <table:table-cell table:style-name="ce1" office:value-type="float" office:value="15190600" calcext:value-type="float">
            <text:p>1.52E+007</text:p>
          </table:table-cell>
          <table:table-cell table:style-name="ce1" office:value-type="float" office:value="9858190" calcext:value-type="float">
            <text:p>9.86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6603020" calcext:value-type="float">
            <text:p>6.60E+006</text:p>
          </table:table-cell>
          <table:table-cell table:style-name="ce1" office:value-type="float" office:value="5078100" calcext:value-type="float">
            <text:p>5.08E+006</text:p>
          </table:table-cell>
          <table:table-cell table:style-name="ce1" office:value-type="float" office:value="8648190" calcext:value-type="float">
            <text:p>8.65E+006</text:p>
          </table:table-cell>
          <table:table-cell table:style-name="ce1" office:value-type="float" office:value="7466340" calcext:value-type="float">
            <text:p>7.47E+006</text:p>
          </table:table-cell>
          <table:table-cell table:style-name="ce1" office:value-type="float" office:value="16318500" calcext:value-type="float">
            <text:p>1.63E+007</text:p>
          </table:table-cell>
          <table:table-cell table:style-name="ce1" office:value-type="float" office:value="9470480" calcext:value-type="float">
            <text:p>9.47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7346290" calcext:value-type="float">
            <text:p>7.35E+006</text:p>
          </table:table-cell>
          <table:table-cell table:style-name="ce1" office:value-type="float" office:value="4606230" calcext:value-type="float">
            <text:p>4.61E+006</text:p>
          </table:table-cell>
          <table:table-cell table:style-name="ce1" office:value-type="float" office:value="7456810" calcext:value-type="float">
            <text:p>7.46E+006</text:p>
          </table:table-cell>
          <table:table-cell table:style-name="ce1" office:value-type="float" office:value="6785250" calcext:value-type="float">
            <text:p>6.79E+006</text:p>
          </table:table-cell>
          <table:table-cell table:style-name="ce1" office:value-type="float" office:value="14199900" calcext:value-type="float">
            <text:p>1.42E+007</text:p>
          </table:table-cell>
          <table:table-cell table:style-name="ce1" office:value-type="float" office:value="10690800" calcext:value-type="float">
            <text:p>1.07E+00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6988350" calcext:value-type="float">
            <text:p>6.99E+006</text:p>
          </table:table-cell>
          <table:table-cell table:style-name="ce1" office:value-type="float" office:value="4517760" calcext:value-type="float">
            <text:p>4.52E+006</text:p>
          </table:table-cell>
          <table:table-cell table:style-name="ce1" office:value-type="float" office:value="7746190" calcext:value-type="float">
            <text:p>7.75E+006</text:p>
          </table:table-cell>
          <table:table-cell table:style-name="ce1" office:value-type="float" office:value="7052360" calcext:value-type="float">
            <text:p>7.05E+006</text:p>
          </table:table-cell>
          <table:table-cell table:style-name="ce1" office:value-type="float" office:value="16419400" calcext:value-type="float">
            <text:p>1.64E+007</text:p>
          </table:table-cell>
          <table:table-cell table:style-name="ce1" office:value-type="float" office:value="8792690" calcext:value-type="float">
            <text:p>8.79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7378850" calcext:value-type="float">
            <text:p>7.38E+006</text:p>
          </table:table-cell>
          <table:table-cell table:style-name="ce1" office:value-type="float" office:value="4722810" calcext:value-type="float">
            <text:p>4.72E+006</text:p>
          </table:table-cell>
          <table:table-cell table:style-name="ce1" office:value-type="float" office:value="6609830" calcext:value-type="float">
            <text:p>6.61E+006</text:p>
          </table:table-cell>
          <table:table-cell table:style-name="ce1" office:value-type="float" office:value="6489910" calcext:value-type="float">
            <text:p>6.49E+006</text:p>
          </table:table-cell>
          <table:table-cell table:style-name="ce1" office:value-type="float" office:value="13843800" calcext:value-type="float">
            <text:p>1.38E+007</text:p>
          </table:table-cell>
          <table:table-cell table:style-name="ce1" office:value-type="float" office:value="9655560" calcext:value-type="float">
            <text:p>9.66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13.9819in" svg:height="7.8646in" svg:x="0.0224in" svg:y="3.1906in">
            <draw:object draw:notify-on-update-of-ranges="Sheet4.A2:Sheet4.A17 Sheet4.B1:Sheet4.B1 Sheet4.B2:Sheet4.B17 Sheet4.C1:Sheet4.C1 Sheet4.C2:Sheet4.C17 Sheet4.D1:Sheet4.D1 Sheet4.D2:Sheet4.D17 Sheet4.E1:Sheet4.E1 Sheet4.E2:Sheet4.E17 Sheet4.F1:Sheet4.F1 Sheet4.F2:Sheet4.F17 Sheet4.G1:Sheet4.G1 Sheet4.G2:Sheet4.G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0" table:default-cell-style-name="Default"/>
        <table:table-row table:style-name="ro2">
          <table:table-cell office:value-type="string" calcext:value-type="string">
            <text:p># of producers</text:p>
          </table:table-cell>
          <table:table-cell office:value-type="string" calcext:value-type="string">
            <text:p>ConcurrentLinkedQueue</text:p>
          </table:table-cell>
          <table:table-cell table:style-name="ce1" office:value-type="string" calcext:value-type="string">
            <text:p>MPSCQueue</text:p>
          </table:table-cell>
          <table:table-cell office:value-type="string" calcext:value-type="string">
            <text:p>MPSCQueue.Bounded</text:p>
          </table:table-cell>
          <table:table-cell office:value-type="string" calcext:value-type="string">
            <text:p>ConcurrentLinkedQueue</text:p>
          </table:table-cell>
          <table:table-cell table:style-name="ce1" office:value-type="string" calcext:value-type="string">
            <text:p>MPSCQueue</text:p>
          </table:table-cell>
          <table:table-cell office:value-type="string" calcext:value-type="string">
            <text:p>MPSCQueue.Bounded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8342700" calcext:value-type="float">
            <text:p>1.83E+007</text:p>
          </table:table-cell>
          <table:table-cell table:style-name="ce1" office:value-type="float" office:value="18299000" calcext:value-type="float">
            <text:p>1.83E+007</text:p>
          </table:table-cell>
          <table:table-cell table:style-name="ce1" office:value-type="float" office:value="11608100" calcext:value-type="float">
            <text:p>1.16E+007</text:p>
          </table:table-cell>
          <table:table-cell table:style-name="ce1" office:value-type="float" office:value="17468800" calcext:value-type="float">
            <text:p>1.75E+007</text:p>
          </table:table-cell>
          <table:table-cell table:style-name="ce1" office:value-type="float" office:value="13042400" calcext:value-type="float">
            <text:p>1.30E+007</text:p>
          </table:table-cell>
          <table:table-cell table:style-name="ce1" office:value-type="float" office:value="10445300" calcext:value-type="float">
            <text:p>1.04E+00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559900" calcext:value-type="float">
            <text:p>1.46E+007</text:p>
          </table:table-cell>
          <table:table-cell table:style-name="ce1" office:value-type="float" office:value="20890600" calcext:value-type="float">
            <text:p>2.09E+007</text:p>
          </table:table-cell>
          <table:table-cell table:style-name="ce1" office:value-type="float" office:value="13882700" calcext:value-type="float">
            <text:p>1.39E+007</text:p>
          </table:table-cell>
          <table:table-cell table:style-name="ce1" office:value-type="float" office:value="15623600" calcext:value-type="float">
            <text:p>1.56E+007</text:p>
          </table:table-cell>
          <table:table-cell table:style-name="ce1" office:value-type="float" office:value="22268900" calcext:value-type="float">
            <text:p>2.23E+007</text:p>
          </table:table-cell>
          <table:table-cell table:style-name="ce1" office:value-type="float" office:value="15034300" calcext:value-type="float">
            <text:p>1.50E+00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3668900" calcext:value-type="float">
            <text:p>1.37E+007</text:p>
          </table:table-cell>
          <table:table-cell table:style-name="ce1" office:value-type="float" office:value="30014700" calcext:value-type="float">
            <text:p>3.00E+007</text:p>
          </table:table-cell>
          <table:table-cell table:style-name="ce1" office:value-type="float" office:value="17905500" calcext:value-type="float">
            <text:p>1.79E+007</text:p>
          </table:table-cell>
          <table:table-cell table:style-name="ce1" office:value-type="float" office:value="13635900" calcext:value-type="float">
            <text:p>1.36E+007</text:p>
          </table:table-cell>
          <table:table-cell table:style-name="ce1" office:value-type="float" office:value="26359300" calcext:value-type="float">
            <text:p>2.64E+007</text:p>
          </table:table-cell>
          <table:table-cell table:style-name="ce1" office:value-type="float" office:value="17556200" calcext:value-type="float">
            <text:p>1.76E+00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3207500" calcext:value-type="float">
            <text:p>1.32E+007</text:p>
          </table:table-cell>
          <table:table-cell table:style-name="ce1" office:value-type="float" office:value="33056500" calcext:value-type="float">
            <text:p>3.31E+007</text:p>
          </table:table-cell>
          <table:table-cell table:style-name="ce1" office:value-type="float" office:value="21944300" calcext:value-type="float">
            <text:p>2.19E+007</text:p>
          </table:table-cell>
          <table:table-cell table:style-name="ce1" office:value-type="float" office:value="13014800" calcext:value-type="float">
            <text:p>1.30E+007</text:p>
          </table:table-cell>
          <table:table-cell table:style-name="ce1" office:value-type="float" office:value="32310600" calcext:value-type="float">
            <text:p>3.23E+007</text:p>
          </table:table-cell>
          <table:table-cell table:style-name="ce1" office:value-type="float" office:value="15980900" calcext:value-type="float">
            <text:p>1.60E+007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2968000" calcext:value-type="float">
            <text:p>1.30E+007</text:p>
          </table:table-cell>
          <table:table-cell table:style-name="ce1" office:value-type="float" office:value="40863900" calcext:value-type="float">
            <text:p>4.09E+007</text:p>
          </table:table-cell>
          <table:table-cell table:style-name="ce1" office:value-type="float" office:value="25673300" calcext:value-type="float">
            <text:p>2.57E+007</text:p>
          </table:table-cell>
          <table:table-cell table:style-name="ce1" office:value-type="float" office:value="12794800" calcext:value-type="float">
            <text:p>1.28E+007</text:p>
          </table:table-cell>
          <table:table-cell table:style-name="ce1" office:value-type="float" office:value="38752300" calcext:value-type="float">
            <text:p>3.88E+007</text:p>
          </table:table-cell>
          <table:table-cell table:style-name="ce1" office:value-type="float" office:value="16222400" calcext:value-type="float">
            <text:p>1.62E+00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3196200" calcext:value-type="float">
            <text:p>1.32E+007</text:p>
          </table:table-cell>
          <table:table-cell table:style-name="ce1" office:value-type="float" office:value="37557700" calcext:value-type="float">
            <text:p>3.76E+007</text:p>
          </table:table-cell>
          <table:table-cell table:style-name="ce1" office:value-type="float" office:value="27686000" calcext:value-type="float">
            <text:p>2.77E+007</text:p>
          </table:table-cell>
          <table:table-cell table:style-name="ce1" office:value-type="float" office:value="13052300" calcext:value-type="float">
            <text:p>1.31E+007</text:p>
          </table:table-cell>
          <table:table-cell table:style-name="ce1" office:value-type="float" office:value="35420000" calcext:value-type="float">
            <text:p>3.54E+007</text:p>
          </table:table-cell>
          <table:table-cell table:style-name="ce1" office:value-type="float" office:value="16813800" calcext:value-type="float">
            <text:p>1.68E+0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3355600" calcext:value-type="float">
            <text:p>1.34E+007</text:p>
          </table:table-cell>
          <table:table-cell table:style-name="ce1" office:value-type="float" office:value="32778200" calcext:value-type="float">
            <text:p>3.28E+007</text:p>
          </table:table-cell>
          <table:table-cell table:style-name="ce1" office:value-type="float" office:value="28381700" calcext:value-type="float">
            <text:p>2.84E+007</text:p>
          </table:table-cell>
          <table:table-cell table:style-name="ce1" office:value-type="float" office:value="13339300" calcext:value-type="float">
            <text:p>1.33E+007</text:p>
          </table:table-cell>
          <table:table-cell table:style-name="ce1" office:value-type="float" office:value="26571300" calcext:value-type="float">
            <text:p>2.66E+007</text:p>
          </table:table-cell>
          <table:table-cell table:style-name="ce1" office:value-type="float" office:value="18280500" calcext:value-type="float">
            <text:p>1.83E+00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299400" calcext:value-type="float">
            <text:p>1.23E+007</text:p>
          </table:table-cell>
          <table:table-cell table:style-name="ce1" office:value-type="float" office:value="35121000" calcext:value-type="float">
            <text:p>3.51E+007</text:p>
          </table:table-cell>
          <table:table-cell table:style-name="ce1" office:value-type="float" office:value="20872500" calcext:value-type="float">
            <text:p>2.09E+007</text:p>
          </table:table-cell>
          <table:table-cell table:style-name="ce1" office:value-type="float" office:value="12514000" calcext:value-type="float">
            <text:p>1.25E+007</text:p>
          </table:table-cell>
          <table:table-cell table:style-name="ce1" office:value-type="float" office:value="29328800" calcext:value-type="float">
            <text:p>2.93E+007</text:p>
          </table:table-cell>
          <table:table-cell table:style-name="ce1" office:value-type="float" office:value="13487400" calcext:value-type="float">
            <text:p>1.35E+007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2043300" calcext:value-type="float">
            <text:p>1.20E+007</text:p>
          </table:table-cell>
          <table:table-cell table:style-name="ce1" office:value-type="float" office:value="37458200" calcext:value-type="float">
            <text:p>3.75E+007</text:p>
          </table:table-cell>
          <table:table-cell table:style-name="ce1" office:value-type="float" office:value="19246700" calcext:value-type="float">
            <text:p>1.92E+007</text:p>
          </table:table-cell>
          <table:table-cell table:style-name="ce1" office:value-type="float" office:value="12522200" calcext:value-type="float">
            <text:p>1.25E+007</text:p>
          </table:table-cell>
          <table:table-cell table:style-name="ce1" office:value-type="float" office:value="27311000" calcext:value-type="float">
            <text:p>2.73E+007</text:p>
          </table:table-cell>
          <table:table-cell table:style-name="ce1" office:value-type="float" office:value="10600800" calcext:value-type="float">
            <text:p>1.06E+007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1090600" calcext:value-type="float">
            <text:p>1.11E+007</text:p>
          </table:table-cell>
          <table:table-cell table:style-name="ce1" office:value-type="float" office:value="31433900" calcext:value-type="float">
            <text:p>3.14E+007</text:p>
          </table:table-cell>
          <table:table-cell table:style-name="ce1" office:value-type="float" office:value="13842400" calcext:value-type="float">
            <text:p>1.38E+007</text:p>
          </table:table-cell>
          <table:table-cell table:style-name="ce1" office:value-type="float" office:value="11120400" calcext:value-type="float">
            <text:p>1.11E+007</text:p>
          </table:table-cell>
          <table:table-cell table:style-name="ce1" office:value-type="float" office:value="25694800" calcext:value-type="float">
            <text:p>2.57E+007</text:p>
          </table:table-cell>
          <table:table-cell table:style-name="ce1" office:value-type="float" office:value="10258700" calcext:value-type="float">
            <text:p>1.03E+007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1413400" calcext:value-type="float">
            <text:p>1.14E+007</text:p>
          </table:table-cell>
          <table:table-cell table:style-name="ce1" office:value-type="float" office:value="26559800" calcext:value-type="float">
            <text:p>2.66E+007</text:p>
          </table:table-cell>
          <table:table-cell table:style-name="ce1" office:value-type="float" office:value="11649600" calcext:value-type="float">
            <text:p>1.16E+007</text:p>
          </table:table-cell>
          <table:table-cell table:style-name="ce1" office:value-type="float" office:value="10240900" calcext:value-type="float">
            <text:p>1.02E+007</text:p>
          </table:table-cell>
          <table:table-cell table:style-name="ce1" office:value-type="float" office:value="22442100" calcext:value-type="float">
            <text:p>2.24E+007</text:p>
          </table:table-cell>
          <table:table-cell table:style-name="ce1" office:value-type="float" office:value="9267620" calcext:value-type="float">
            <text:p>9.27E+00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9260880" calcext:value-type="float">
            <text:p>9.26E+006</text:p>
          </table:table-cell>
          <table:table-cell table:style-name="ce1" office:value-type="float" office:value="26437400" calcext:value-type="float">
            <text:p>2.64E+007</text:p>
          </table:table-cell>
          <table:table-cell table:style-name="ce1" office:value-type="float" office:value="11640000" calcext:value-type="float">
            <text:p>1.16E+007</text:p>
          </table:table-cell>
          <table:table-cell table:style-name="ce1" office:value-type="float" office:value="9679140" calcext:value-type="float">
            <text:p>9.68E+006</text:p>
          </table:table-cell>
          <table:table-cell table:style-name="ce1" office:value-type="float" office:value="24043500" calcext:value-type="float">
            <text:p>2.40E+007</text:p>
          </table:table-cell>
          <table:table-cell table:style-name="ce1" office:value-type="float" office:value="6923860" calcext:value-type="float">
            <text:p>6.92E+0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9613110" calcext:value-type="float">
            <text:p>9.61E+006</text:p>
          </table:table-cell>
          <table:table-cell table:style-name="ce1" office:value-type="float" office:value="31789800" calcext:value-type="float">
            <text:p>3.18E+007</text:p>
          </table:table-cell>
          <table:table-cell table:style-name="ce1" office:value-type="float" office:value="9592080" calcext:value-type="float">
            <text:p>9.59E+006</text:p>
          </table:table-cell>
          <table:table-cell table:style-name="ce1" office:value-type="float" office:value="8594380" calcext:value-type="float">
            <text:p>8.59E+006</text:p>
          </table:table-cell>
          <table:table-cell table:style-name="ce1" office:value-type="float" office:value="26151400" calcext:value-type="float">
            <text:p>2.62E+007</text:p>
          </table:table-cell>
          <table:table-cell table:style-name="ce1" office:value-type="float" office:value="7838530" calcext:value-type="float">
            <text:p>7.84E+0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9501420" calcext:value-type="float">
            <text:p>9.50E+006</text:p>
          </table:table-cell>
          <table:table-cell table:style-name="ce1" office:value-type="float" office:value="29951300" calcext:value-type="float">
            <text:p>3.00E+007</text:p>
          </table:table-cell>
          <table:table-cell table:style-name="ce1" office:value-type="float" office:value="8405880" calcext:value-type="float">
            <text:p>8.41E+006</text:p>
          </table:table-cell>
          <table:table-cell table:style-name="ce1" office:value-type="float" office:value="8940330" calcext:value-type="float">
            <text:p>8.94E+006</text:p>
          </table:table-cell>
          <table:table-cell table:style-name="ce1" office:value-type="float" office:value="22684400" calcext:value-type="float">
            <text:p>2.27E+007</text:p>
          </table:table-cell>
          <table:table-cell table:style-name="ce1" office:value-type="float" office:value="6601090" calcext:value-type="float">
            <text:p>6.60E+00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8093460" calcext:value-type="float">
            <text:p>8.09E+006</text:p>
          </table:table-cell>
          <table:table-cell table:style-name="ce1" office:value-type="float" office:value="22412600" calcext:value-type="float">
            <text:p>2.24E+007</text:p>
          </table:table-cell>
          <table:table-cell table:style-name="ce1" office:value-type="float" office:value="7036190" calcext:value-type="float">
            <text:p>7.04E+006</text:p>
          </table:table-cell>
          <table:table-cell table:style-name="ce1" office:value-type="float" office:value="7818640" calcext:value-type="float">
            <text:p>7.82E+006</text:p>
          </table:table-cell>
          <table:table-cell table:style-name="ce1" office:value-type="float" office:value="23609300" calcext:value-type="float">
            <text:p>2.36E+007</text:p>
          </table:table-cell>
          <table:table-cell table:style-name="ce1" office:value-type="float" office:value="5933290" calcext:value-type="float">
            <text:p>5.93E+0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8437720" calcext:value-type="float">
            <text:p>8.44E+006</text:p>
          </table:table-cell>
          <table:table-cell table:style-name="ce1" office:value-type="float" office:value="20207900" calcext:value-type="float">
            <text:p>2.02E+007</text:p>
          </table:table-cell>
          <table:table-cell table:style-name="ce1" office:value-type="float" office:value="7431780" calcext:value-type="float">
            <text:p>7.43E+006</text:p>
          </table:table-cell>
          <table:table-cell table:style-name="ce1" office:value-type="float" office:value="7518500" calcext:value-type="float">
            <text:p>7.52E+006</text:p>
          </table:table-cell>
          <table:table-cell table:style-name="ce1" office:value-type="float" office:value="17398400" calcext:value-type="float">
            <text:p>1.74E+007</text:p>
          </table:table-cell>
          <table:table-cell table:style-name="ce1" office:value-type="float" office:value="5897900" calcext:value-type="float">
            <text:p>5.90E+006</text:p>
          </table:table-cell>
          <table:table-cell table:number-columns-repeated="1017"/>
        </table:table-row>
        <table:table-row table:style-name="ro1" table:number-rows-repeated="12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 style:data-style-name="N2" text:time-value="0000-00-00T08:53:22.916998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4:45:31.037578478</meta:creation-date>
    <dc:date>2014-04-17T16:52:59.530576057</dc:date>
    <meta:editing-duration>PT9H36M51S</meta:editing-duration>
    <meta:editing-cycles>10</meta:editing-cycles>
    <meta:generator>LibreOffice/4.1.5.3$Linux_X86_64 LibreOffice_project/205099f953b4b61c41106e07b17e9e5acc65037</meta:generator>
    <meta:document-statistic meta:table-count="4" meta:cell-count="4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29.091cm" svg:y="8.444cm" style:legend-expansion="high" chart:style-name="ch4"/>
        <chart:plot-area chart:style-name="ch5" table:cell-range-address="Sheet1.A1:Sheet1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1.A2:Sheet1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1.B2:Sheet1.B17" chart:label-cell-address="Sheet1.B1:Sheet1.B1" chart:class="chart:line">
            <chart:data-point chart:repeated="16"/>
          </chart:series>
          <chart:series chart:style-name="ch12" chart:values-cell-range-address="Sheet1.C2:Sheet1.C17" chart:label-cell-address="Sheet1.C1:Sheet1.C1" chart:class="chart:line">
            <chart:data-point chart:repeated="16"/>
          </chart:series>
          <chart:series chart:style-name="ch13" chart:values-cell-range-address="Sheet1.D2:Sheet1.D17" chart:label-cell-address="Sheet1.D1:Sheet1.D1" chart:class="chart:line">
            <chart:data-point chart:repeated="16"/>
          </chart:series>
          <chart:series chart:style-name="ch14" chart:values-cell-range-address="Sheet1.E2:Sheet1.E17" chart:label-cell-address="Sheet1.E1:Sheet1.E1" chart:class="chart:line">
            <chart:data-point chart:repeated="16"/>
          </chart:series>
          <chart:series chart:style-name="ch15" chart:values-cell-range-address="Sheet1.F2:Sheet1.F17" chart:label-cell-address="Sheet1.F1:Sheet1.F1" chart:class="chart:line">
            <chart:data-point chart:repeated="16"/>
          </chart:series>
          <chart:series chart:style-name="ch16" chart:values-cell-range-address="Sheet1.G2:Sheet1.G17" chart:label-cell-address="Sheet1.G1:Sheet1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1.B1:Sheet1.B1</svg:desc>
                </draw:g>
              </table:table-cell>
              <table:table-cell office:value-type="string">
                <text:p>ArrayBlockingQueue</text:p>
                <draw:g>
                  <svg:desc>Sheet1.C1:Sheet1.C1</svg:desc>
                </draw:g>
              </table:table-cell>
              <table:table-cell office:value-type="string">
                <text:p>ConcurrentLinkedQueue_Yielding</text:p>
                <draw:g>
                  <svg:desc>Sheet1.D1:Sheet1.D1</svg:desc>
                </draw:g>
              </table:table-cell>
              <table:table-cell office:value-type="string">
                <text:p>LinkedTransferQueue</text:p>
                <draw:g>
                  <svg:desc>Sheet1.E1:Sheet1.E1</svg:desc>
                </draw:g>
              </table:table-cell>
              <table:table-cell office:value-type="string">
                <text:p>MPSCQueue.Yielding</text:p>
                <draw:g>
                  <svg:desc>Sheet1.F1:Sheet1.F1</svg:desc>
                </draw:g>
              </table:table-cell>
              <table:table-cell office:value-type="string">
                <text:p>MPSCQueue.Bounded.Yielding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7</svg:desc>
                </draw:g>
              </table:table-cell>
              <table:table-cell office:value-type="float" office:value="6991060">
                <text:p>6991060</text:p>
                <draw:g>
                  <svg:desc>Sheet1.B2:Sheet1.B17</svg:desc>
                </draw:g>
              </table:table-cell>
              <table:table-cell office:value-type="float" office:value="5306040">
                <text:p>5306040</text:p>
                <draw:g>
                  <svg:desc>Sheet1.C2:Sheet1.C17</svg:desc>
                </draw:g>
              </table:table-cell>
              <table:table-cell office:value-type="float" office:value="17036600">
                <text:p>17036600</text:p>
                <draw:g>
                  <svg:desc>Sheet1.D2:Sheet1.D17</svg:desc>
                </draw:g>
              </table:table-cell>
              <table:table-cell office:value-type="float" office:value="13264800">
                <text:p>13264800</text:p>
                <draw:g>
                  <svg:desc>Sheet1.E2:Sheet1.E17</svg:desc>
                </draw:g>
              </table:table-cell>
              <table:table-cell office:value-type="float" office:value="19157300">
                <text:p>19157300</text:p>
                <draw:g>
                  <svg:desc>Sheet1.F2:Sheet1.F17</svg:desc>
                </draw:g>
              </table:table-cell>
              <table:table-cell office:value-type="float" office:value="14277600">
                <text:p>14277600</text:p>
                <draw:g>
                  <svg:desc>Sheet1.G2:Sheet1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53860">
                <text:p>7153860</text:p>
              </table:table-cell>
              <table:table-cell office:value-type="float" office:value="16764400">
                <text:p>16764400</text:p>
              </table:table-cell>
              <table:table-cell office:value-type="float" office:value="14462000">
                <text:p>14462000</text:p>
              </table:table-cell>
              <table:table-cell office:value-type="float" office:value="13063400">
                <text:p>13063400</text:p>
              </table:table-cell>
              <table:table-cell office:value-type="float" office:value="28701600">
                <text:p>28701600</text:p>
              </table:table-cell>
              <table:table-cell office:value-type="float" office:value="17361400">
                <text:p>173614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921520">
                <text:p>6921520</text:p>
              </table:table-cell>
              <table:table-cell office:value-type="float" office:value="11043600">
                <text:p>11043600</text:p>
              </table:table-cell>
              <table:table-cell office:value-type="float" office:value="14837500">
                <text:p>14837500</text:p>
              </table:table-cell>
              <table:table-cell office:value-type="float" office:value="13632500">
                <text:p>13632500</text:p>
              </table:table-cell>
              <table:table-cell office:value-type="float" office:value="29499600">
                <text:p>29499600</text:p>
              </table:table-cell>
              <table:table-cell office:value-type="float" office:value="18387900">
                <text:p>183879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07720">
                <text:p>6907720</text:p>
              </table:table-cell>
              <table:table-cell office:value-type="float" office:value="10017900">
                <text:p>10017900</text:p>
              </table:table-cell>
              <table:table-cell office:value-type="float" office:value="13028900">
                <text:p>13028900</text:p>
              </table:table-cell>
              <table:table-cell office:value-type="float" office:value="13346900">
                <text:p>13346900</text:p>
              </table:table-cell>
              <table:table-cell office:value-type="float" office:value="25854900">
                <text:p>25854900</text:p>
              </table:table-cell>
              <table:table-cell office:value-type="float" office:value="16301100">
                <text:p>16301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14040">
                <text:p>6914040</text:p>
              </table:table-cell>
              <table:table-cell office:value-type="float" office:value="8561350">
                <text:p>8561350</text:p>
              </table:table-cell>
              <table:table-cell office:value-type="float" office:value="12302900">
                <text:p>12302900</text:p>
              </table:table-cell>
              <table:table-cell office:value-type="float" office:value="13153500">
                <text:p>13153500</text:p>
              </table:table-cell>
              <table:table-cell office:value-type="float" office:value="27872000">
                <text:p>27872000</text:p>
              </table:table-cell>
              <table:table-cell office:value-type="float" office:value="15020800">
                <text:p>150208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900180">
                <text:p>6900180</text:p>
              </table:table-cell>
              <table:table-cell office:value-type="float" office:value="7786040">
                <text:p>7786040</text:p>
              </table:table-cell>
              <table:table-cell office:value-type="float" office:value="13111800">
                <text:p>13111800</text:p>
              </table:table-cell>
              <table:table-cell office:value-type="float" office:value="12576900">
                <text:p>12576900</text:p>
              </table:table-cell>
              <table:table-cell office:value-type="float" office:value="27193400">
                <text:p>27193400</text:p>
              </table:table-cell>
              <table:table-cell office:value-type="float" office:value="15660400">
                <text:p>15660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56950">
                <text:p>7356950</text:p>
              </table:table-cell>
              <table:table-cell office:value-type="float" office:value="7178680">
                <text:p>7178680</text:p>
              </table:table-cell>
              <table:table-cell office:value-type="float" office:value="13193700">
                <text:p>13193700</text:p>
              </table:table-cell>
              <table:table-cell office:value-type="float" office:value="13706000">
                <text:p>13706000</text:p>
              </table:table-cell>
              <table:table-cell office:value-type="float" office:value="25352000">
                <text:p>25352000</text:p>
              </table:table-cell>
              <table:table-cell office:value-type="float" office:value="14908000">
                <text:p>14908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139600">
                <text:p>7139600</text:p>
              </table:table-cell>
              <table:table-cell office:value-type="float" office:value="6919100">
                <text:p>6919100</text:p>
              </table:table-cell>
              <table:table-cell office:value-type="float" office:value="13156800">
                <text:p>13156800</text:p>
              </table:table-cell>
              <table:table-cell office:value-type="float" office:value="12895600">
                <text:p>12895600</text:p>
              </table:table-cell>
              <table:table-cell office:value-type="float" office:value="23432200">
                <text:p>23432200</text:p>
              </table:table-cell>
              <table:table-cell office:value-type="float" office:value="14490400">
                <text:p>14490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038340">
                <text:p>7038340</text:p>
              </table:table-cell>
              <table:table-cell office:value-type="float" office:value="6908920">
                <text:p>6908920</text:p>
              </table:table-cell>
              <table:table-cell office:value-type="float" office:value="10830200">
                <text:p>10830200</text:p>
              </table:table-cell>
              <table:table-cell office:value-type="float" office:value="12642500">
                <text:p>12642500</text:p>
              </table:table-cell>
              <table:table-cell office:value-type="float" office:value="17363400">
                <text:p>17363400</text:p>
              </table:table-cell>
              <table:table-cell office:value-type="float" office:value="14402300">
                <text:p>144023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21270">
                <text:p>7321270</text:p>
              </table:table-cell>
              <table:table-cell office:value-type="float" office:value="6153660">
                <text:p>6153660</text:p>
              </table:table-cell>
              <table:table-cell office:value-type="float" office:value="10952500">
                <text:p>10952500</text:p>
              </table:table-cell>
              <table:table-cell office:value-type="float" office:value="9146930">
                <text:p>9146930</text:p>
              </table:table-cell>
              <table:table-cell office:value-type="float" office:value="17620500">
                <text:p>17620500</text:p>
              </table:table-cell>
              <table:table-cell office:value-type="float" office:value="12158300">
                <text:p>121583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396970">
                <text:p>7396970</text:p>
              </table:table-cell>
              <table:table-cell office:value-type="float" office:value="5756020">
                <text:p>5756020</text:p>
              </table:table-cell>
              <table:table-cell office:value-type="float" office:value="9279890">
                <text:p>9279890</text:p>
              </table:table-cell>
              <table:table-cell office:value-type="float" office:value="9167920">
                <text:p>9167920</text:p>
              </table:table-cell>
              <table:table-cell office:value-type="float" office:value="15564400">
                <text:p>15564400</text:p>
              </table:table-cell>
              <table:table-cell office:value-type="float" office:value="11861700">
                <text:p>118617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56820">
                <text:p>7056820</text:p>
              </table:table-cell>
              <table:table-cell office:value-type="float" office:value="5711420">
                <text:p>5711420</text:p>
              </table:table-cell>
              <table:table-cell office:value-type="float" office:value="9534610">
                <text:p>9534610</text:p>
              </table:table-cell>
              <table:table-cell office:value-type="float" office:value="8793040">
                <text:p>8793040</text:p>
              </table:table-cell>
              <table:table-cell office:value-type="float" office:value="15190600">
                <text:p>15190600</text:p>
              </table:table-cell>
              <table:table-cell office:value-type="float" office:value="9858190">
                <text:p>985819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03020">
                <text:p>6603020</text:p>
              </table:table-cell>
              <table:table-cell office:value-type="float" office:value="5078100">
                <text:p>5078100</text:p>
              </table:table-cell>
              <table:table-cell office:value-type="float" office:value="8648190">
                <text:p>8648190</text:p>
              </table:table-cell>
              <table:table-cell office:value-type="float" office:value="7466340">
                <text:p>7466340</text:p>
              </table:table-cell>
              <table:table-cell office:value-type="float" office:value="16318500">
                <text:p>16318500</text:p>
              </table:table-cell>
              <table:table-cell office:value-type="float" office:value="9470480">
                <text:p>94704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346290">
                <text:p>7346290</text:p>
              </table:table-cell>
              <table:table-cell office:value-type="float" office:value="4606230">
                <text:p>4606230</text:p>
              </table:table-cell>
              <table:table-cell office:value-type="float" office:value="7456810">
                <text:p>7456810</text:p>
              </table:table-cell>
              <table:table-cell office:value-type="float" office:value="6785250">
                <text:p>6785250</text:p>
              </table:table-cell>
              <table:table-cell office:value-type="float" office:value="14199900">
                <text:p>14199900</text:p>
              </table:table-cell>
              <table:table-cell office:value-type="float" office:value="10690800">
                <text:p>10690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88350">
                <text:p>6988350</text:p>
              </table:table-cell>
              <table:table-cell office:value-type="float" office:value="4517760">
                <text:p>4517760</text:p>
              </table:table-cell>
              <table:table-cell office:value-type="float" office:value="7746190">
                <text:p>7746190</text:p>
              </table:table-cell>
              <table:table-cell office:value-type="float" office:value="7052360">
                <text:p>7052360</text:p>
              </table:table-cell>
              <table:table-cell office:value-type="float" office:value="16419400">
                <text:p>16419400</text:p>
              </table:table-cell>
              <table:table-cell office:value-type="float" office:value="8792690">
                <text:p>87926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78850">
                <text:p>7378850</text:p>
              </table:table-cell>
              <table:table-cell office:value-type="float" office:value="4722810">
                <text:p>4722810</text:p>
              </table:table-cell>
              <table:table-cell office:value-type="float" office:value="6609830">
                <text:p>6609830</text:p>
              </table:table-cell>
              <table:table-cell office:value-type="float" office:value="6489910">
                <text:p>6489910</text:p>
              </table:table-cell>
              <table:table-cell office:value-type="float" office:value="13843800">
                <text:p>13843800</text:p>
              </table:table-cell>
              <table:table-cell office:value-type="float" office:value="9655560">
                <text:p>96555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3.546cm" svg:y="1.713cm" chart:style-name="ch3">
          <text:p>2 * Intel(R) Xeon(R) CPU E5-2640 0 @ 2.50GHz</text:p>
        </chart:subtitle>
        <chart:legend chart:legend-position="end" svg:x="29.091cm" svg:y="8.444cm" style:legend-expansion="high" chart:style-name="ch4"/>
        <chart:plot-area chart:style-name="ch5" table:cell-range-address="Sheet2.A1:Sheet2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2.A2:Sheet2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2.B2:Sheet2.B17" chart:label-cell-address="Sheet2.B1:Sheet2.B1" chart:class="chart:line">
            <chart:data-point chart:repeated="16"/>
          </chart:series>
          <chart:series chart:style-name="ch12" chart:values-cell-range-address="Sheet2.C2:Sheet2.C17" chart:label-cell-address="Sheet2.C1:Sheet2.C1" chart:class="chart:line">
            <chart:data-point chart:repeated="16"/>
          </chart:series>
          <chart:series chart:style-name="ch13" chart:values-cell-range-address="Sheet2.D2:Sheet2.D17" chart:label-cell-address="Sheet2.D1:Sheet2.D1" chart:class="chart:line">
            <chart:data-point chart:repeated="16"/>
          </chart:series>
          <chart:series chart:style-name="ch14" chart:values-cell-range-address="Sheet2.E2:Sheet2.E17" chart:label-cell-address="Sheet2.E1:Sheet2.E1" chart:class="chart:line">
            <chart:data-point chart:repeated="16"/>
          </chart:series>
          <chart:series chart:style-name="ch15" chart:values-cell-range-address="Sheet2.F2:Sheet2.F17" chart:label-cell-address="Sheet2.F1:Sheet2.F1" chart:class="chart:line">
            <chart:data-point chart:repeated="16"/>
          </chart:series>
          <chart:series chart:style-name="ch16" chart:values-cell-range-address="Sheet2.G2:Sheet2.G17" chart:label-cell-address="Sheet2.G1:Sheet2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2.B1:Sheet2.B1</svg:desc>
                </draw:g>
              </table:table-cell>
              <table:table-cell office:value-type="string">
                <text:p>ArrayBlockingQueue</text:p>
                <draw:g>
                  <svg:desc>Sheet2.C1:Sheet2.C1</svg:desc>
                </draw:g>
              </table:table-cell>
              <table:table-cell office:value-type="string">
                <text:p>ConcurrentLinkedQueue_Yielding</text:p>
                <draw:g>
                  <svg:desc>Sheet2.D1:Sheet2.D1</svg:desc>
                </draw:g>
              </table:table-cell>
              <table:table-cell office:value-type="string">
                <text:p>LinkedTransferQueue</text:p>
                <draw:g>
                  <svg:desc>Sheet2.E1:Sheet2.E1</svg:desc>
                </draw:g>
              </table:table-cell>
              <table:table-cell office:value-type="string">
                <text:p>MPSCQueue.Yielding</text:p>
                <draw:g>
                  <svg:desc>Sheet2.F1:Sheet2.F1</svg:desc>
                </draw:g>
              </table:table-cell>
              <table:table-cell office:value-type="string">
                <text:p>MPSCQueue.Bounded.Yielding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7</svg:desc>
                </draw:g>
              </table:table-cell>
              <table:table-cell office:value-type="float" office:value="3473480">
                <text:p>3473480</text:p>
                <draw:g>
                  <svg:desc>Sheet2.B2:Sheet2.B17</svg:desc>
                </draw:g>
              </table:table-cell>
              <table:table-cell office:value-type="float" office:value="2733910">
                <text:p>2733910</text:p>
                <draw:g>
                  <svg:desc>Sheet2.C2:Sheet2.C17</svg:desc>
                </draw:g>
              </table:table-cell>
              <table:table-cell office:value-type="float" office:value="8829180">
                <text:p>8829180</text:p>
                <draw:g>
                  <svg:desc>Sheet2.D2:Sheet2.D17</svg:desc>
                </draw:g>
              </table:table-cell>
              <table:table-cell office:value-type="float" office:value="5704440">
                <text:p>5704440</text:p>
                <draw:g>
                  <svg:desc>Sheet2.E2:Sheet2.E17</svg:desc>
                </draw:g>
              </table:table-cell>
              <table:table-cell office:value-type="float" office:value="11201900">
                <text:p>11201900</text:p>
                <draw:g>
                  <svg:desc>Sheet2.F2:Sheet2.F17</svg:desc>
                </draw:g>
              </table:table-cell>
              <table:table-cell office:value-type="float" office:value="9101220">
                <text:p>9101220</text:p>
                <draw:g>
                  <svg:desc>Sheet2.G2:Sheet2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64200">
                <text:p>2364200</text:p>
              </table:table-cell>
              <table:table-cell office:value-type="float" office:value="2463470">
                <text:p>2463470</text:p>
              </table:table-cell>
              <table:table-cell office:value-type="float" office:value="6047660">
                <text:p>6047660</text:p>
              </table:table-cell>
              <table:table-cell office:value-type="float" office:value="6560310">
                <text:p>6560310</text:p>
              </table:table-cell>
              <table:table-cell office:value-type="float" office:value="7550130">
                <text:p>7550130</text:p>
              </table:table-cell>
              <table:table-cell office:value-type="float" office:value="5540690">
                <text:p>55406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03560">
                <text:p>1103560</text:p>
              </table:table-cell>
              <table:table-cell office:value-type="float" office:value="2173360">
                <text:p>2173360</text:p>
              </table:table-cell>
              <table:table-cell office:value-type="float" office:value="3718750">
                <text:p>3718750</text:p>
              </table:table-cell>
              <table:table-cell office:value-type="float" office:value="2681860">
                <text:p>2681860</text:p>
              </table:table-cell>
              <table:table-cell office:value-type="float" office:value="12185400">
                <text:p>12185400</text:p>
              </table:table-cell>
              <table:table-cell office:value-type="float" office:value="6222280">
                <text:p>62222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85820">
                <text:p>1385820</text:p>
              </table:table-cell>
              <table:table-cell office:value-type="float" office:value="1420530">
                <text:p>1420530</text:p>
              </table:table-cell>
              <table:table-cell office:value-type="float" office:value="3722100">
                <text:p>3722100</text:p>
              </table:table-cell>
              <table:table-cell office:value-type="float" office:value="2925910">
                <text:p>2925910</text:p>
              </table:table-cell>
              <table:table-cell office:value-type="float" office:value="10031600">
                <text:p>10031600</text:p>
              </table:table-cell>
              <table:table-cell office:value-type="float" office:value="5845920">
                <text:p>58459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10870">
                <text:p>1310870</text:p>
              </table:table-cell>
              <table:table-cell office:value-type="float" office:value="1148620">
                <text:p>1148620</text:p>
              </table:table-cell>
              <table:table-cell office:value-type="float" office:value="2706870">
                <text:p>2706870</text:p>
              </table:table-cell>
              <table:table-cell office:value-type="float" office:value="1552510">
                <text:p>1552510</text:p>
              </table:table-cell>
              <table:table-cell office:value-type="float" office:value="9130070">
                <text:p>9130070</text:p>
              </table:table-cell>
              <table:table-cell office:value-type="float" office:value="4467630">
                <text:p>44676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85620">
                <text:p>1185620</text:p>
              </table:table-cell>
              <table:table-cell office:value-type="float" office:value="965964">
                <text:p>965964</text:p>
              </table:table-cell>
              <table:table-cell office:value-type="float" office:value="2860610">
                <text:p>2860610</text:p>
              </table:table-cell>
              <table:table-cell office:value-type="float" office:value="935864">
                <text:p>935864</text:p>
              </table:table-cell>
              <table:table-cell office:value-type="float" office:value="7505660">
                <text:p>7505660</text:p>
              </table:table-cell>
              <table:table-cell office:value-type="float" office:value="6819980">
                <text:p>68199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78950">
                <text:p>1278950</text:p>
              </table:table-cell>
              <table:table-cell office:value-type="float" office:value="667929">
                <text:p>667929</text:p>
              </table:table-cell>
              <table:table-cell office:value-type="float" office:value="2799000">
                <text:p>2799000</text:p>
              </table:table-cell>
              <table:table-cell office:value-type="float" office:value="1869850">
                <text:p>1869850</text:p>
              </table:table-cell>
              <table:table-cell office:value-type="float" office:value="3108310">
                <text:p>3108310</text:p>
              </table:table-cell>
              <table:table-cell office:value-type="float" office:value="3860560">
                <text:p>386056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13290">
                <text:p>1213290</text:p>
              </table:table-cell>
              <table:table-cell office:value-type="float" office:value="672941">
                <text:p>672941</text:p>
              </table:table-cell>
              <table:table-cell office:value-type="float" office:value="1853400">
                <text:p>1853400</text:p>
              </table:table-cell>
              <table:table-cell office:value-type="float" office:value="788571">
                <text:p>788571</text:p>
              </table:table-cell>
              <table:table-cell office:value-type="float" office:value="4786050">
                <text:p>4786050</text:p>
              </table:table-cell>
              <table:table-cell office:value-type="float" office:value="3518310">
                <text:p>351831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25600">
                <text:p>1325600</text:p>
              </table:table-cell>
              <table:table-cell office:value-type="float" office:value="464745">
                <text:p>464745</text:p>
              </table:table-cell>
              <table:table-cell office:value-type="float" office:value="1773780">
                <text:p>1773780</text:p>
              </table:table-cell>
              <table:table-cell office:value-type="float" office:value="1312410">
                <text:p>1312410</text:p>
              </table:table-cell>
              <table:table-cell office:value-type="float" office:value="6627490">
                <text:p>6627490</text:p>
              </table:table-cell>
              <table:table-cell office:value-type="float" office:value="3181410">
                <text:p>318141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32660">
                <text:p>1332660</text:p>
              </table:table-cell>
              <table:table-cell office:value-type="float" office:value="419756">
                <text:p>419756</text:p>
              </table:table-cell>
              <table:table-cell office:value-type="float" office:value="1913900">
                <text:p>1913900</text:p>
              </table:table-cell>
              <table:table-cell office:value-type="float" office:value="954688">
                <text:p>954688</text:p>
              </table:table-cell>
              <table:table-cell office:value-type="float" office:value="7185160">
                <text:p>7185160</text:p>
              </table:table-cell>
              <table:table-cell office:value-type="float" office:value="6746480">
                <text:p>674648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83970">
                <text:p>1283970</text:p>
              </table:table-cell>
              <table:table-cell office:value-type="float" office:value="305301">
                <text:p>305301</text:p>
              </table:table-cell>
              <table:table-cell office:value-type="float" office:value="1852320">
                <text:p>1852320</text:p>
              </table:table-cell>
              <table:table-cell office:value-type="float" office:value="844087">
                <text:p>844087</text:p>
              </table:table-cell>
              <table:table-cell office:value-type="float" office:value="2131270">
                <text:p>2131270</text:p>
              </table:table-cell>
              <table:table-cell office:value-type="float" office:value="3695370">
                <text:p>36953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54040">
                <text:p>1254040</text:p>
              </table:table-cell>
              <table:table-cell office:value-type="float" office:value="330663">
                <text:p>330663</text:p>
              </table:table-cell>
              <table:table-cell office:value-type="float" office:value="1683770">
                <text:p>1683770</text:p>
              </table:table-cell>
              <table:table-cell office:value-type="float" office:value="932552">
                <text:p>932552</text:p>
              </table:table-cell>
              <table:table-cell office:value-type="float" office:value="4041340">
                <text:p>4041340</text:p>
              </table:table-cell>
              <table:table-cell office:value-type="float" office:value="5467240">
                <text:p>54672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0750">
                <text:p>1240750</text:p>
              </table:table-cell>
              <table:table-cell office:value-type="float" office:value="318582">
                <text:p>318582</text:p>
              </table:table-cell>
              <table:table-cell office:value-type="float" office:value="1675850">
                <text:p>1675850</text:p>
              </table:table-cell>
              <table:table-cell office:value-type="float" office:value="999302">
                <text:p>999302</text:p>
              </table:table-cell>
              <table:table-cell office:value-type="float" office:value="6947900">
                <text:p>6947900</text:p>
              </table:table-cell>
              <table:table-cell office:value-type="float" office:value="3535560">
                <text:p>35355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14180">
                <text:p>1214180</text:p>
              </table:table-cell>
              <table:table-cell office:value-type="float" office:value="264234">
                <text:p>264234</text:p>
              </table:table-cell>
              <table:table-cell office:value-type="float" office:value="1434660">
                <text:p>1434660</text:p>
              </table:table-cell>
              <table:table-cell office:value-type="float" office:value="1023100">
                <text:p>1023100</text:p>
              </table:table-cell>
              <table:table-cell office:value-type="float" office:value="3066940">
                <text:p>3066940</text:p>
              </table:table-cell>
              <table:table-cell office:value-type="float" office:value="4218520">
                <text:p>421852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13750">
                <text:p>1313750</text:p>
              </table:table-cell>
              <table:table-cell office:value-type="float" office:value="275760">
                <text:p>275760</text:p>
              </table:table-cell>
              <table:table-cell office:value-type="float" office:value="1649970">
                <text:p>1649970</text:p>
              </table:table-cell>
              <table:table-cell office:value-type="float" office:value="912436">
                <text:p>912436</text:p>
              </table:table-cell>
              <table:table-cell office:value-type="float" office:value="1628340">
                <text:p>1628340</text:p>
              </table:table-cell>
              <table:table-cell office:value-type="float" office:value="3238330">
                <text:p>32383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8380">
                <text:p>1258380</text:p>
              </table:table-cell>
              <table:table-cell office:value-type="float" office:value="265203">
                <text:p>265203</text:p>
              </table:table-cell>
              <table:table-cell office:value-type="float" office:value="1382370">
                <text:p>1382370</text:p>
              </table:table-cell>
              <table:table-cell office:value-type="float" office:value="869294">
                <text:p>869294</text:p>
              </table:table-cell>
              <table:table-cell office:value-type="float" office:value="1790170">
                <text:p>1790170</text:p>
              </table:table-cell>
              <table:table-cell office:value-type="float" office:value="3449970">
                <text:p>34499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29.091cm" svg:y="8.444cm" style:legend-expansion="high" chart:style-name="ch4"/>
        <chart:plot-area chart:style-name="ch5" table:cell-range-address="Sheet3.A1:Sheet3.G17" chart:data-source-has-labels="both" svg:x="1.721cm" svg:y="3.194cm" svg:width="25.95cm" svg:height="15.403cm">
          <chartooo:coordinate-region svg:x="3.639cm" svg:y="3.393cm" svg:width="23.846cm" svg:height="14.557cm"/>
          <chart:axis chart:dimension="x" chart:name="primary-x" chart:style-name="ch6" chartooo:axis-type="auto">
            <chartooo:date-scale/>
            <chart:title svg:x="13.594cm" svg:y="18.996cm" chart:style-name="ch7">
              <text:p># of producers</text:p>
            </chart:title>
            <chart:categories table:cell-range-address="Sheet3.A2:Sheet3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3.B2:Sheet3.B17" chart:label-cell-address="Sheet3.B1:Sheet3.B1" chart:class="chart:line">
            <chart:data-point chart:repeated="16"/>
          </chart:series>
          <chart:series chart:style-name="ch12" chart:values-cell-range-address="Sheet3.C2:Sheet3.C17" chart:label-cell-address="Sheet3.C1:Sheet3.C1" chart:class="chart:line">
            <chart:data-point chart:repeated="16"/>
          </chart:series>
          <chart:series chart:style-name="ch13" chart:values-cell-range-address="Sheet3.D2:Sheet3.D17" chart:label-cell-address="Sheet3.D1:Sheet3.D1" chart:class="chart:line">
            <chart:data-point chart:repeated="16"/>
          </chart:series>
          <chart:series chart:style-name="ch14" chart:values-cell-range-address="Sheet3.E2:Sheet3.E17" chart:label-cell-address="Sheet3.E1:Sheet3.E1" chart:class="chart:line">
            <chart:data-point chart:repeated="16"/>
          </chart:series>
          <chart:series chart:style-name="ch15" chart:values-cell-range-address="Sheet3.F2:Sheet3.F17" chart:label-cell-address="Sheet3.F1:Sheet3.F1" chart:class="chart:line">
            <chart:data-point chart:repeated="16"/>
          </chart:series>
          <chart:series chart:style-name="ch16" chart:values-cell-range-address="Sheet3.G2:Sheet3.G17" chart:label-cell-address="Sheet3.G1:Sheet3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BlockingQueue</text:p>
                <draw:g>
                  <svg:desc>Sheet3.B1:Sheet3.B1</svg:desc>
                </draw:g>
              </table:table-cell>
              <table:table-cell office:value-type="string">
                <text:p>ArrayBlockingQueue</text:p>
                <draw:g>
                  <svg:desc>Sheet3.C1:Sheet3.C1</svg:desc>
                </draw:g>
              </table:table-cell>
              <table:table-cell office:value-type="string">
                <text:p>ConcurrentLinkedQueue_Yielding</text:p>
                <draw:g>
                  <svg:desc>Sheet3.D1:Sheet3.D1</svg:desc>
                </draw:g>
              </table:table-cell>
              <table:table-cell office:value-type="string">
                <text:p>LinkedTransferQueue</text:p>
                <draw:g>
                  <svg:desc>Sheet3.E1:Sheet3.E1</svg:desc>
                </draw:g>
              </table:table-cell>
              <table:table-cell office:value-type="string">
                <text:p>MPSCQueue.Yielding</text:p>
                <draw:g>
                  <svg:desc>Sheet3.F1:Sheet3.F1</svg:desc>
                </draw:g>
              </table:table-cell>
              <table:table-cell office:value-type="string">
                <text:p>MPSCQueue.Bounded.Yielding</text:p>
                <draw:g>
                  <svg:desc>Sheet3.G1:Sheet3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3.A2:Sheet3.A17</svg:desc>
                </draw:g>
              </table:table-cell>
              <table:table-cell office:value-type="float" office:value="6991060">
                <text:p>6991060</text:p>
                <draw:g>
                  <svg:desc>Sheet3.B2:Sheet3.B17</svg:desc>
                </draw:g>
              </table:table-cell>
              <table:table-cell office:value-type="float" office:value="5306040">
                <text:p>5306040</text:p>
                <draw:g>
                  <svg:desc>Sheet3.C2:Sheet3.C17</svg:desc>
                </draw:g>
              </table:table-cell>
              <table:table-cell office:value-type="float" office:value="17036600">
                <text:p>17036600</text:p>
                <draw:g>
                  <svg:desc>Sheet3.D2:Sheet3.D17</svg:desc>
                </draw:g>
              </table:table-cell>
              <table:table-cell office:value-type="float" office:value="13264800">
                <text:p>13264800</text:p>
                <draw:g>
                  <svg:desc>Sheet3.E2:Sheet3.E17</svg:desc>
                </draw:g>
              </table:table-cell>
              <table:table-cell office:value-type="float" office:value="19157300">
                <text:p>19157300</text:p>
                <draw:g>
                  <svg:desc>Sheet3.F2:Sheet3.F17</svg:desc>
                </draw:g>
              </table:table-cell>
              <table:table-cell office:value-type="float" office:value="14277600">
                <text:p>14277600</text:p>
                <draw:g>
                  <svg:desc>Sheet3.G2:Sheet3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153860">
                <text:p>7153860</text:p>
              </table:table-cell>
              <table:table-cell office:value-type="float" office:value="16764400">
                <text:p>16764400</text:p>
              </table:table-cell>
              <table:table-cell office:value-type="float" office:value="14462000">
                <text:p>14462000</text:p>
              </table:table-cell>
              <table:table-cell office:value-type="float" office:value="13063400">
                <text:p>13063400</text:p>
              </table:table-cell>
              <table:table-cell office:value-type="float" office:value="28701600">
                <text:p>28701600</text:p>
              </table:table-cell>
              <table:table-cell office:value-type="float" office:value="17361400">
                <text:p>173614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921520">
                <text:p>6921520</text:p>
              </table:table-cell>
              <table:table-cell office:value-type="float" office:value="11043600">
                <text:p>11043600</text:p>
              </table:table-cell>
              <table:table-cell office:value-type="float" office:value="14837500">
                <text:p>14837500</text:p>
              </table:table-cell>
              <table:table-cell office:value-type="float" office:value="13632500">
                <text:p>13632500</text:p>
              </table:table-cell>
              <table:table-cell office:value-type="float" office:value="29499600">
                <text:p>29499600</text:p>
              </table:table-cell>
              <table:table-cell office:value-type="float" office:value="18387900">
                <text:p>183879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07720">
                <text:p>6907720</text:p>
              </table:table-cell>
              <table:table-cell office:value-type="float" office:value="10017900">
                <text:p>10017900</text:p>
              </table:table-cell>
              <table:table-cell office:value-type="float" office:value="13028900">
                <text:p>13028900</text:p>
              </table:table-cell>
              <table:table-cell office:value-type="float" office:value="13346900">
                <text:p>13346900</text:p>
              </table:table-cell>
              <table:table-cell office:value-type="float" office:value="25854900">
                <text:p>25854900</text:p>
              </table:table-cell>
              <table:table-cell office:value-type="float" office:value="16301100">
                <text:p>163011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914040">
                <text:p>6914040</text:p>
              </table:table-cell>
              <table:table-cell office:value-type="float" office:value="8561350">
                <text:p>8561350</text:p>
              </table:table-cell>
              <table:table-cell office:value-type="float" office:value="12302900">
                <text:p>12302900</text:p>
              </table:table-cell>
              <table:table-cell office:value-type="float" office:value="13153500">
                <text:p>13153500</text:p>
              </table:table-cell>
              <table:table-cell office:value-type="float" office:value="27872000">
                <text:p>27872000</text:p>
              </table:table-cell>
              <table:table-cell office:value-type="float" office:value="15020800">
                <text:p>150208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900180">
                <text:p>6900180</text:p>
              </table:table-cell>
              <table:table-cell office:value-type="float" office:value="7786040">
                <text:p>7786040</text:p>
              </table:table-cell>
              <table:table-cell office:value-type="float" office:value="13111800">
                <text:p>13111800</text:p>
              </table:table-cell>
              <table:table-cell office:value-type="float" office:value="12576900">
                <text:p>12576900</text:p>
              </table:table-cell>
              <table:table-cell office:value-type="float" office:value="27193400">
                <text:p>27193400</text:p>
              </table:table-cell>
              <table:table-cell office:value-type="float" office:value="15660400">
                <text:p>15660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356950">
                <text:p>7356950</text:p>
              </table:table-cell>
              <table:table-cell office:value-type="float" office:value="7178680">
                <text:p>7178680</text:p>
              </table:table-cell>
              <table:table-cell office:value-type="float" office:value="13193700">
                <text:p>13193700</text:p>
              </table:table-cell>
              <table:table-cell office:value-type="float" office:value="13706000">
                <text:p>13706000</text:p>
              </table:table-cell>
              <table:table-cell office:value-type="float" office:value="25352000">
                <text:p>25352000</text:p>
              </table:table-cell>
              <table:table-cell office:value-type="float" office:value="14908000">
                <text:p>14908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139600">
                <text:p>7139600</text:p>
              </table:table-cell>
              <table:table-cell office:value-type="float" office:value="6919100">
                <text:p>6919100</text:p>
              </table:table-cell>
              <table:table-cell office:value-type="float" office:value="13156800">
                <text:p>13156800</text:p>
              </table:table-cell>
              <table:table-cell office:value-type="float" office:value="12895600">
                <text:p>12895600</text:p>
              </table:table-cell>
              <table:table-cell office:value-type="float" office:value="23432200">
                <text:p>23432200</text:p>
              </table:table-cell>
              <table:table-cell office:value-type="float" office:value="14490400">
                <text:p>14490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038340">
                <text:p>7038340</text:p>
              </table:table-cell>
              <table:table-cell office:value-type="float" office:value="6908920">
                <text:p>6908920</text:p>
              </table:table-cell>
              <table:table-cell office:value-type="float" office:value="10830200">
                <text:p>10830200</text:p>
              </table:table-cell>
              <table:table-cell office:value-type="float" office:value="12642500">
                <text:p>12642500</text:p>
              </table:table-cell>
              <table:table-cell office:value-type="float" office:value="17363400">
                <text:p>17363400</text:p>
              </table:table-cell>
              <table:table-cell office:value-type="float" office:value="14402300">
                <text:p>144023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321270">
                <text:p>7321270</text:p>
              </table:table-cell>
              <table:table-cell office:value-type="float" office:value="6153660">
                <text:p>6153660</text:p>
              </table:table-cell>
              <table:table-cell office:value-type="float" office:value="10952500">
                <text:p>10952500</text:p>
              </table:table-cell>
              <table:table-cell office:value-type="float" office:value="9146930">
                <text:p>9146930</text:p>
              </table:table-cell>
              <table:table-cell office:value-type="float" office:value="17620500">
                <text:p>17620500</text:p>
              </table:table-cell>
              <table:table-cell office:value-type="float" office:value="12158300">
                <text:p>121583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396970">
                <text:p>7396970</text:p>
              </table:table-cell>
              <table:table-cell office:value-type="float" office:value="5756020">
                <text:p>5756020</text:p>
              </table:table-cell>
              <table:table-cell office:value-type="float" office:value="9279890">
                <text:p>9279890</text:p>
              </table:table-cell>
              <table:table-cell office:value-type="float" office:value="9167920">
                <text:p>9167920</text:p>
              </table:table-cell>
              <table:table-cell office:value-type="float" office:value="15564400">
                <text:p>15564400</text:p>
              </table:table-cell>
              <table:table-cell office:value-type="float" office:value="11861700">
                <text:p>118617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56820">
                <text:p>7056820</text:p>
              </table:table-cell>
              <table:table-cell office:value-type="float" office:value="5711420">
                <text:p>5711420</text:p>
              </table:table-cell>
              <table:table-cell office:value-type="float" office:value="9534610">
                <text:p>9534610</text:p>
              </table:table-cell>
              <table:table-cell office:value-type="float" office:value="8793040">
                <text:p>8793040</text:p>
              </table:table-cell>
              <table:table-cell office:value-type="float" office:value="15190600">
                <text:p>15190600</text:p>
              </table:table-cell>
              <table:table-cell office:value-type="float" office:value="9858190">
                <text:p>985819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603020">
                <text:p>6603020</text:p>
              </table:table-cell>
              <table:table-cell office:value-type="float" office:value="5078100">
                <text:p>5078100</text:p>
              </table:table-cell>
              <table:table-cell office:value-type="float" office:value="8648190">
                <text:p>8648190</text:p>
              </table:table-cell>
              <table:table-cell office:value-type="float" office:value="7466340">
                <text:p>7466340</text:p>
              </table:table-cell>
              <table:table-cell office:value-type="float" office:value="16318500">
                <text:p>16318500</text:p>
              </table:table-cell>
              <table:table-cell office:value-type="float" office:value="9470480">
                <text:p>947048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346290">
                <text:p>7346290</text:p>
              </table:table-cell>
              <table:table-cell office:value-type="float" office:value="4606230">
                <text:p>4606230</text:p>
              </table:table-cell>
              <table:table-cell office:value-type="float" office:value="7456810">
                <text:p>7456810</text:p>
              </table:table-cell>
              <table:table-cell office:value-type="float" office:value="6785250">
                <text:p>6785250</text:p>
              </table:table-cell>
              <table:table-cell office:value-type="float" office:value="14199900">
                <text:p>14199900</text:p>
              </table:table-cell>
              <table:table-cell office:value-type="float" office:value="10690800">
                <text:p>106908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988350">
                <text:p>6988350</text:p>
              </table:table-cell>
              <table:table-cell office:value-type="float" office:value="4517760">
                <text:p>4517760</text:p>
              </table:table-cell>
              <table:table-cell office:value-type="float" office:value="7746190">
                <text:p>7746190</text:p>
              </table:table-cell>
              <table:table-cell office:value-type="float" office:value="7052360">
                <text:p>7052360</text:p>
              </table:table-cell>
              <table:table-cell office:value-type="float" office:value="16419400">
                <text:p>16419400</text:p>
              </table:table-cell>
              <table:table-cell office:value-type="float" office:value="8792690">
                <text:p>87926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78850">
                <text:p>7378850</text:p>
              </table:table-cell>
              <table:table-cell office:value-type="float" office:value="4722810">
                <text:p>4722810</text:p>
              </table:table-cell>
              <table:table-cell office:value-type="float" office:value="6609830">
                <text:p>6609830</text:p>
              </table:table-cell>
              <table:table-cell office:value-type="float" office:value="6489910">
                <text:p>6489910</text:p>
              </table:table-cell>
              <table:table-cell office:value-type="float" office:value="13843800">
                <text:p>13843800</text:p>
              </table:table-cell>
              <table:table-cell office:value-type="float" office:value="9655560">
                <text:p>96555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6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6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515cm" svg:height="19.977cm" xlink:href=".." xlink:type="simple" chart:class="chart:line" chart:style-name="ch1">
        <chart:title svg:x="15.742cm" svg:y="0.535cm" chart:style-name="ch2">
          <text:p>BlockingQueuesTest</text:p>
        </chart:title>
        <chart:subtitle svg:x="15.107cm" svg:y="1.713cm" chart:style-name="ch3">
          <text:p>1 * i7-2600K CPU @ 3.40GHz</text:p>
        </chart:subtitle>
        <chart:legend chart:legend-position="end" svg:x="30.493cm" svg:y="8.444cm" style:legend-expansion="high" chart:style-name="ch4"/>
        <chart:plot-area chart:style-name="ch5" table:cell-range-address="Sheet4.A1:Sheet4.G17" chart:data-source-has-labels="both" svg:x="1.721cm" svg:y="3.194cm" svg:width="27.352cm" svg:height="15.403cm">
          <chartooo:coordinate-region svg:x="3.639cm" svg:y="3.393cm" svg:width="25.247cm" svg:height="14.557cm"/>
          <chart:axis chart:dimension="x" chart:name="primary-x" chart:style-name="ch6" chartooo:axis-type="auto">
            <chartooo:date-scale/>
            <chart:title svg:x="14.295cm" svg:y="18.996cm" chart:style-name="ch7">
              <text:p># of producers</text:p>
            </chart:title>
            <chart:categories table:cell-range-address="Sheet4.A2:Sheet4.A17"/>
            <chart:grid chart:style-name="ch8" chart:class="major"/>
          </chart:axis>
          <chart:axis chart:dimension="y" chart:name="primary-y" chart:style-name="ch9">
            <chart:title svg:x="0.451cm" svg:y="12.407cm" chart:style-name="ch10">
              <text:p>throughput [msgs/s]</text:p>
            </chart:title>
            <chart:grid chart:style-name="ch8" chart:class="major"/>
          </chart:axis>
          <chart:series chart:style-name="ch11" chart:values-cell-range-address="Sheet4.B2:Sheet4.B17" chart:label-cell-address="Sheet4.B1:Sheet4.B1" chart:class="chart:line">
            <chart:data-point chart:repeated="16"/>
          </chart:series>
          <chart:series chart:style-name="ch12" chart:values-cell-range-address="Sheet4.C2:Sheet4.C17" chart:label-cell-address="Sheet4.C1:Sheet4.C1" chart:class="chart:line">
            <chart:data-point chart:repeated="16"/>
          </chart:series>
          <chart:series chart:style-name="ch13" chart:values-cell-range-address="Sheet4.D2:Sheet4.D17" chart:label-cell-address="Sheet4.D1:Sheet4.D1" chart:class="chart:line">
            <chart:data-point chart:repeated="16"/>
          </chart:series>
          <chart:series chart:style-name="ch14" chart:values-cell-range-address="Sheet4.E2:Sheet4.E17" chart:label-cell-address="Sheet4.E1:Sheet4.E1" chart:class="chart:line">
            <chart:data-point chart:repeated="16"/>
          </chart:series>
          <chart:series chart:style-name="ch15" chart:values-cell-range-address="Sheet4.F2:Sheet4.F17" chart:label-cell-address="Sheet4.F1:Sheet4.F1" chart:class="chart:line">
            <chart:data-point chart:repeated="16"/>
          </chart:series>
          <chart:series chart:style-name="ch16" chart:values-cell-range-address="Sheet4.G2:Sheet4.G17" chart:label-cell-address="Sheet4.G1:Sheet4.G1" chart:class="chart:line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urrentLinkedQueue</text:p>
                <draw:g>
                  <svg:desc>Sheet4.B1:Sheet4.B1</svg:desc>
                </draw:g>
              </table:table-cell>
              <table:table-cell office:value-type="string">
                <text:p>MPSCQueue</text:p>
                <draw:g>
                  <svg:desc>Sheet4.C1:Sheet4.C1</svg:desc>
                </draw:g>
              </table:table-cell>
              <table:table-cell office:value-type="string">
                <text:p>MPSCQueue.Bounded</text:p>
                <draw:g>
                  <svg:desc>Sheet4.D1:Sheet4.D1</svg:desc>
                </draw:g>
              </table:table-cell>
              <table:table-cell office:value-type="string">
                <text:p>ConcurrentLinkedQueue</text:p>
                <draw:g>
                  <svg:desc>Sheet4.E1:Sheet4.E1</svg:desc>
                </draw:g>
              </table:table-cell>
              <table:table-cell office:value-type="string">
                <text:p>MPSCQueue</text:p>
                <draw:g>
                  <svg:desc>Sheet4.F1:Sheet4.F1</svg:desc>
                </draw:g>
              </table:table-cell>
              <table:table-cell office:value-type="string">
                <text:p>MPSCQueue.Bounded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4.A2:Sheet4.A17</svg:desc>
                </draw:g>
              </table:table-cell>
              <table:table-cell office:value-type="float" office:value="18342700">
                <text:p>18342700</text:p>
                <draw:g>
                  <svg:desc>Sheet4.B2:Sheet4.B17</svg:desc>
                </draw:g>
              </table:table-cell>
              <table:table-cell office:value-type="float" office:value="18299000">
                <text:p>18299000</text:p>
                <draw:g>
                  <svg:desc>Sheet4.C2:Sheet4.C17</svg:desc>
                </draw:g>
              </table:table-cell>
              <table:table-cell office:value-type="float" office:value="11608100">
                <text:p>11608100</text:p>
                <draw:g>
                  <svg:desc>Sheet4.D2:Sheet4.D17</svg:desc>
                </draw:g>
              </table:table-cell>
              <table:table-cell office:value-type="float" office:value="17468800">
                <text:p>17468800</text:p>
                <draw:g>
                  <svg:desc>Sheet4.E2:Sheet4.E17</svg:desc>
                </draw:g>
              </table:table-cell>
              <table:table-cell office:value-type="float" office:value="13042400">
                <text:p>13042400</text:p>
                <draw:g>
                  <svg:desc>Sheet4.F2:Sheet4.F17</svg:desc>
                </draw:g>
              </table:table-cell>
              <table:table-cell office:value-type="float" office:value="10445300">
                <text:p>10445300</text:p>
                <draw:g>
                  <svg:desc>Sheet4.G2:Sheet4.G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559900">
                <text:p>14559900</text:p>
              </table:table-cell>
              <table:table-cell office:value-type="float" office:value="20890600">
                <text:p>20890600</text:p>
              </table:table-cell>
              <table:table-cell office:value-type="float" office:value="13882700">
                <text:p>13882700</text:p>
              </table:table-cell>
              <table:table-cell office:value-type="float" office:value="15623600">
                <text:p>15623600</text:p>
              </table:table-cell>
              <table:table-cell office:value-type="float" office:value="22268900">
                <text:p>22268900</text:p>
              </table:table-cell>
              <table:table-cell office:value-type="float" office:value="15034300">
                <text:p>150343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668900">
                <text:p>13668900</text:p>
              </table:table-cell>
              <table:table-cell office:value-type="float" office:value="30014700">
                <text:p>30014700</text:p>
              </table:table-cell>
              <table:table-cell office:value-type="float" office:value="17905500">
                <text:p>17905500</text:p>
              </table:table-cell>
              <table:table-cell office:value-type="float" office:value="13635900">
                <text:p>13635900</text:p>
              </table:table-cell>
              <table:table-cell office:value-type="float" office:value="26359300">
                <text:p>26359300</text:p>
              </table:table-cell>
              <table:table-cell office:value-type="float" office:value="17556200">
                <text:p>175562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207500">
                <text:p>13207500</text:p>
              </table:table-cell>
              <table:table-cell office:value-type="float" office:value="33056500">
                <text:p>33056500</text:p>
              </table:table-cell>
              <table:table-cell office:value-type="float" office:value="21944300">
                <text:p>21944300</text:p>
              </table:table-cell>
              <table:table-cell office:value-type="float" office:value="13014800">
                <text:p>13014800</text:p>
              </table:table-cell>
              <table:table-cell office:value-type="float" office:value="32310600">
                <text:p>32310600</text:p>
              </table:table-cell>
              <table:table-cell office:value-type="float" office:value="15980900">
                <text:p>159809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968000">
                <text:p>12968000</text:p>
              </table:table-cell>
              <table:table-cell office:value-type="float" office:value="40863900">
                <text:p>40863900</text:p>
              </table:table-cell>
              <table:table-cell office:value-type="float" office:value="25673300">
                <text:p>25673300</text:p>
              </table:table-cell>
              <table:table-cell office:value-type="float" office:value="12794800">
                <text:p>12794800</text:p>
              </table:table-cell>
              <table:table-cell office:value-type="float" office:value="38752300">
                <text:p>38752300</text:p>
              </table:table-cell>
              <table:table-cell office:value-type="float" office:value="16222400">
                <text:p>162224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196200">
                <text:p>13196200</text:p>
              </table:table-cell>
              <table:table-cell office:value-type="float" office:value="37557700">
                <text:p>37557700</text:p>
              </table:table-cell>
              <table:table-cell office:value-type="float" office:value="27686000">
                <text:p>27686000</text:p>
              </table:table-cell>
              <table:table-cell office:value-type="float" office:value="13052300">
                <text:p>13052300</text:p>
              </table:table-cell>
              <table:table-cell office:value-type="float" office:value="35420000">
                <text:p>35420000</text:p>
              </table:table-cell>
              <table:table-cell office:value-type="float" office:value="16813800">
                <text:p>168138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355600">
                <text:p>13355600</text:p>
              </table:table-cell>
              <table:table-cell office:value-type="float" office:value="32778200">
                <text:p>32778200</text:p>
              </table:table-cell>
              <table:table-cell office:value-type="float" office:value="28381700">
                <text:p>28381700</text:p>
              </table:table-cell>
              <table:table-cell office:value-type="float" office:value="13339300">
                <text:p>13339300</text:p>
              </table:table-cell>
              <table:table-cell office:value-type="float" office:value="26571300">
                <text:p>26571300</text:p>
              </table:table-cell>
              <table:table-cell office:value-type="float" office:value="18280500">
                <text:p>182805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299400">
                <text:p>12299400</text:p>
              </table:table-cell>
              <table:table-cell office:value-type="float" office:value="35121000">
                <text:p>35121000</text:p>
              </table:table-cell>
              <table:table-cell office:value-type="float" office:value="20872500">
                <text:p>20872500</text:p>
              </table:table-cell>
              <table:table-cell office:value-type="float" office:value="12514000">
                <text:p>12514000</text:p>
              </table:table-cell>
              <table:table-cell office:value-type="float" office:value="29328800">
                <text:p>29328800</text:p>
              </table:table-cell>
              <table:table-cell office:value-type="float" office:value="13487400">
                <text:p>134874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043300">
                <text:p>12043300</text:p>
              </table:table-cell>
              <table:table-cell office:value-type="float" office:value="37458200">
                <text:p>37458200</text:p>
              </table:table-cell>
              <table:table-cell office:value-type="float" office:value="19246700">
                <text:p>19246700</text:p>
              </table:table-cell>
              <table:table-cell office:value-type="float" office:value="12522200">
                <text:p>12522200</text:p>
              </table:table-cell>
              <table:table-cell office:value-type="float" office:value="27311000">
                <text:p>27311000</text:p>
              </table:table-cell>
              <table:table-cell office:value-type="float" office:value="10600800">
                <text:p>106008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90600">
                <text:p>11090600</text:p>
              </table:table-cell>
              <table:table-cell office:value-type="float" office:value="31433900">
                <text:p>31433900</text:p>
              </table:table-cell>
              <table:table-cell office:value-type="float" office:value="13842400">
                <text:p>13842400</text:p>
              </table:table-cell>
              <table:table-cell office:value-type="float" office:value="11120400">
                <text:p>11120400</text:p>
              </table:table-cell>
              <table:table-cell office:value-type="float" office:value="25694800">
                <text:p>25694800</text:p>
              </table:table-cell>
              <table:table-cell office:value-type="float" office:value="10258700">
                <text:p>102587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413400">
                <text:p>11413400</text:p>
              </table:table-cell>
              <table:table-cell office:value-type="float" office:value="26559800">
                <text:p>26559800</text:p>
              </table:table-cell>
              <table:table-cell office:value-type="float" office:value="11649600">
                <text:p>11649600</text:p>
              </table:table-cell>
              <table:table-cell office:value-type="float" office:value="10240900">
                <text:p>10240900</text:p>
              </table:table-cell>
              <table:table-cell office:value-type="float" office:value="22442100">
                <text:p>22442100</text:p>
              </table:table-cell>
              <table:table-cell office:value-type="float" office:value="9267620">
                <text:p>926762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260880">
                <text:p>9260880</text:p>
              </table:table-cell>
              <table:table-cell office:value-type="float" office:value="26437400">
                <text:p>26437400</text:p>
              </table:table-cell>
              <table:table-cell office:value-type="float" office:value="11640000">
                <text:p>11640000</text:p>
              </table:table-cell>
              <table:table-cell office:value-type="float" office:value="9679140">
                <text:p>9679140</text:p>
              </table:table-cell>
              <table:table-cell office:value-type="float" office:value="24043500">
                <text:p>24043500</text:p>
              </table:table-cell>
              <table:table-cell office:value-type="float" office:value="6923860">
                <text:p>692386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613110">
                <text:p>9613110</text:p>
              </table:table-cell>
              <table:table-cell office:value-type="float" office:value="31789800">
                <text:p>31789800</text:p>
              </table:table-cell>
              <table:table-cell office:value-type="float" office:value="9592080">
                <text:p>9592080</text:p>
              </table:table-cell>
              <table:table-cell office:value-type="float" office:value="8594380">
                <text:p>8594380</text:p>
              </table:table-cell>
              <table:table-cell office:value-type="float" office:value="26151400">
                <text:p>26151400</text:p>
              </table:table-cell>
              <table:table-cell office:value-type="float" office:value="7838530">
                <text:p>783853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501420">
                <text:p>9501420</text:p>
              </table:table-cell>
              <table:table-cell office:value-type="float" office:value="29951300">
                <text:p>29951300</text:p>
              </table:table-cell>
              <table:table-cell office:value-type="float" office:value="8405880">
                <text:p>8405880</text:p>
              </table:table-cell>
              <table:table-cell office:value-type="float" office:value="8940330">
                <text:p>8940330</text:p>
              </table:table-cell>
              <table:table-cell office:value-type="float" office:value="22684400">
                <text:p>22684400</text:p>
              </table:table-cell>
              <table:table-cell office:value-type="float" office:value="6601090">
                <text:p>66010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093460">
                <text:p>8093460</text:p>
              </table:table-cell>
              <table:table-cell office:value-type="float" office:value="22412600">
                <text:p>22412600</text:p>
              </table:table-cell>
              <table:table-cell office:value-type="float" office:value="7036190">
                <text:p>7036190</text:p>
              </table:table-cell>
              <table:table-cell office:value-type="float" office:value="7818640">
                <text:p>7818640</text:p>
              </table:table-cell>
              <table:table-cell office:value-type="float" office:value="23609300">
                <text:p>23609300</text:p>
              </table:table-cell>
              <table:table-cell office:value-type="float" office:value="5933290">
                <text:p>59332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437720">
                <text:p>8437720</text:p>
              </table:table-cell>
              <table:table-cell office:value-type="float" office:value="20207900">
                <text:p>20207900</text:p>
              </table:table-cell>
              <table:table-cell office:value-type="float" office:value="7431780">
                <text:p>7431780</text:p>
              </table:table-cell>
              <table:table-cell office:value-type="float" office:value="7518500">
                <text:p>7518500</text:p>
              </table:table-cell>
              <table:table-cell office:value-type="float" office:value="17398400">
                <text:p>17398400</text:p>
              </table:table-cell>
              <table:table-cell office:value-type="float" office:value="5897900">
                <text:p>58979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205099f953b4b61c41106e07b17e9e5acc650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